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46cm" table:align="margins"/>
    </style:style>
    <style:style style:name="Table1.A" style:family="table-column">
      <style:table-column-properties style:column-width="1.41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676cm" table:align="margins"/>
    </style:style>
    <style:style style:name="Table2.A" style:family="table-column">
      <style:table-column-properties style:column-width="1.42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736cm" table:align="margins"/>
    </style:style>
    <style:style style:name="Table3.A" style:family="table-column">
      <style:table-column-properties style:column-width="1.434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766cm" table:align="margins"/>
    </style:style>
    <style:style style:name="Table4.A" style:family="table-column">
      <style:table-column-properties style:column-width="1.44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646cm" table:align="margins"/>
    </style:style>
    <style:style style:name="Table5.A" style:family="table-column">
      <style:table-column-properties style:column-width="1.411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646cm" table:align="margins"/>
    </style:style>
    <style:style style:name="Table6.A" style:family="table-column">
      <style:table-column-properties style:column-width="1.41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646cm" table:align="margins"/>
    </style:style>
    <style:style style:name="Table7.A" style:family="table-column">
      <style:table-column-properties style:column-width="1.411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5.646cm" table:align="margins"/>
    </style:style>
    <style:style style:name="Table8.A" style:family="table-column">
      <style:table-column-properties style:column-width="1.411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5.646cm" table:align="margins"/>
    </style:style>
    <style:style style:name="Table9.A" style:family="table-column">
      <style:table-column-properties style:column-width="1.411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5.646cm" table:align="margins"/>
    </style:style>
    <style:style style:name="Table10.A" style:family="table-column">
      <style:table-column-properties style:column-width="1.411cm" style:rel-column-width="1638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646cm" table:align="margins"/>
    </style:style>
    <style:style style:name="Table11.A" style:family="table-column">
      <style:table-column-properties style:column-width="1.411cm" style:rel-column-width="1638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5.646cm" table:align="margins"/>
    </style:style>
    <style:style style:name="Table12.A" style:family="table-column">
      <style:table-column-properties style:column-width="1.411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5.646cm" table:align="margins"/>
    </style:style>
    <style:style style:name="Table13.A" style:family="table-column">
      <style:table-column-properties style:column-width="1.411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5.646cm" table:align="margins"/>
    </style:style>
    <style:style style:name="Table14.A" style:family="table-column">
      <style:table-column-properties style:column-width="1.411cm" style:rel-column-width="16383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5.646cm" table:align="margins"/>
    </style:style>
    <style:style style:name="Table15.A" style:family="table-column">
      <style:table-column-properties style:column-width="1.411cm" style:rel-column-width="16383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5.646cm" table:align="margins"/>
    </style:style>
    <style:style style:name="Table17.A" style:family="table-column">
      <style:table-column-properties style:column-width="1.411cm" style:rel-column-width="16383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5.646cm" table:align="margins"/>
    </style:style>
    <style:style style:name="Table18.A" style:family="table-column">
      <style:table-column-properties style:column-width="1.411cm" style:rel-column-width="16383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5.646cm" table:align="margins"/>
    </style:style>
    <style:style style:name="Table19.A" style:family="table-column">
      <style:table-column-properties style:column-width="1.411cm" style:rel-column-width="16383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5.646cm" table:align="margins"/>
    </style:style>
    <style:style style:name="Table20.A" style:family="table-column">
      <style:table-column-properties style:column-width="1.411cm" style:rel-column-width="16383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5.646cm" table:align="margins"/>
    </style:style>
    <style:style style:name="Table21.A" style:family="table-column">
      <style:table-column-properties style:column-width="1.411cm" style:rel-column-width="16383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d7f5c" officeooo:paragraph-rsid="001d7f5c"/>
    </style:style>
    <style:style style:name="P2" style:family="paragraph" style:parent-style-name="Standard">
      <style:text-properties fo:font-size="8pt" fo:font-weight="bold" officeooo:rsid="001d7f5c" officeooo:paragraph-rsid="001d7f5c" style:font-weight-asian="bold" style:font-weight-complex="bold"/>
    </style:style>
    <style:style style:name="P3" style:family="paragraph" style:parent-style-name="Standard">
      <style:text-properties fo:font-size="8pt" fo:font-weight="bold" officeooo:rsid="001d7f5c" officeooo:paragraph-rsid="0032e6b1" style:font-weight-asian="bold" style:font-weight-complex="bold"/>
    </style:style>
    <style:style style:name="P4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281c4f" style:font-weight-asian="bold" style:font-weight-complex="bold"/>
    </style:style>
    <style:style style:name="P5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2973de" style:font-weight-asian="bold" style:font-weight-complex="bold"/>
    </style:style>
    <style:style style:name="P6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2f5fe9" style:font-weight-asian="bold" style:font-weight-complex="bold"/>
    </style:style>
    <style:style style:name="P7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32e6b1" style:font-weight-asian="bold" style:font-weight-complex="bold"/>
    </style:style>
    <style:style style:name="P8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3534c7" style:font-weight-asian="bold" style:font-weight-complex="bold"/>
    </style:style>
    <style:style style:name="P9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367724" style:font-weight-asian="bold" style:font-weight-complex="bold"/>
    </style:style>
    <style:style style:name="P10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380cdd" style:font-weight-asian="bold" style:font-weight-complex="bold"/>
    </style:style>
    <style:style style:name="P11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3bd27c" style:font-weight-asian="bold" style:font-weight-complex="bold"/>
    </style:style>
    <style:style style:name="P12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434c57" style:font-weight-asian="bold" style:font-weight-complex="bold"/>
    </style:style>
    <style:style style:name="P13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479ce6" style:font-weight-asian="bold" style:font-weight-complex="bold"/>
    </style:style>
    <style:style style:name="P14" style:family="paragraph" style:parent-style-name="Standard">
      <style:text-properties fo:font-size="8pt" style:text-underline-style="solid" style:text-underline-width="auto" style:text-underline-color="font-color" officeooo:rsid="001d7f5c" officeooo:paragraph-rsid="001d7f5c"/>
    </style:style>
    <style:style style:name="P15" style:family="paragraph" style:parent-style-name="Standard">
      <style:text-properties fo:font-size="8pt" style:text-underline-style="solid" style:text-underline-width="auto" style:text-underline-color="font-color" officeooo:rsid="001d7f5c" officeooo:paragraph-rsid="002973de"/>
    </style:style>
    <style:style style:name="P16" style:family="paragraph" style:parent-style-name="Standard">
      <style:text-properties fo:font-size="8pt" style:text-underline-style="solid" style:text-underline-width="auto" style:text-underline-color="font-color" officeooo:rsid="001d7f5c" officeooo:paragraph-rsid="002f5fe9"/>
    </style:style>
    <style:style style:name="P17" style:family="paragraph" style:parent-style-name="Standard">
      <style:text-properties fo:font-size="8pt" style:text-underline-style="solid" style:text-underline-width="auto" style:text-underline-color="font-color" officeooo:rsid="001d7f5c" officeooo:paragraph-rsid="0032e6b1"/>
    </style:style>
    <style:style style:name="P18" style:family="paragraph" style:parent-style-name="Standard">
      <style:text-properties fo:font-size="8pt" style:text-underline-style="solid" style:text-underline-width="auto" style:text-underline-color="font-color" officeooo:rsid="001d7f5c" officeooo:paragraph-rsid="003534c7"/>
    </style:style>
    <style:style style:name="P19" style:family="paragraph" style:parent-style-name="Standard">
      <style:text-properties fo:font-size="8pt" style:text-underline-style="solid" style:text-underline-width="auto" style:text-underline-color="font-color" officeooo:rsid="001d7f5c" officeooo:paragraph-rsid="00367724"/>
    </style:style>
    <style:style style:name="P20" style:family="paragraph" style:parent-style-name="Standard">
      <style:text-properties fo:font-size="8pt" style:text-underline-style="solid" style:text-underline-width="auto" style:text-underline-color="font-color" officeooo:rsid="001d7f5c" officeooo:paragraph-rsid="00380cdd"/>
    </style:style>
    <style:style style:name="P21" style:family="paragraph" style:parent-style-name="Standard">
      <style:text-properties fo:font-size="8pt" style:text-underline-style="solid" style:text-underline-width="auto" style:text-underline-color="font-color" officeooo:rsid="001d7f5c" officeooo:paragraph-rsid="003bd27c"/>
    </style:style>
    <style:style style:name="P22" style:family="paragraph" style:parent-style-name="Standard">
      <style:text-properties fo:font-size="8pt" style:text-underline-style="solid" style:text-underline-width="auto" style:text-underline-color="font-color" officeooo:rsid="001d7f5c" officeooo:paragraph-rsid="00434c57"/>
    </style:style>
    <style:style style:name="P23" style:family="paragraph" style:parent-style-name="Standard">
      <style:text-properties fo:font-size="8pt" style:text-underline-style="solid" style:text-underline-width="auto" style:text-underline-color="font-color" officeooo:rsid="001d7f5c" officeooo:paragraph-rsid="00479ce6"/>
    </style:style>
    <style:style style:name="P24" style:family="paragraph" style:parent-style-name="Standard">
      <style:text-properties fo:font-size="8pt" style:text-underline-style="solid" style:text-underline-width="auto" style:text-underline-color="font-color" officeooo:rsid="00281c4f" officeooo:paragraph-rsid="00281c4f"/>
    </style:style>
    <style:style style:name="P25" style:family="paragraph" style:parent-style-name="Standard">
      <style:text-properties fo:font-size="8pt" style:text-underline-style="solid" style:text-underline-width="auto" style:text-underline-color="font-color" officeooo:rsid="00281c4f" officeooo:paragraph-rsid="002973de"/>
    </style:style>
    <style:style style:name="P26" style:family="paragraph" style:parent-style-name="Standard">
      <style:text-properties fo:font-size="8pt" style:text-underline-style="solid" style:text-underline-width="auto" style:text-underline-color="font-color" officeooo:rsid="00281c4f" officeooo:paragraph-rsid="002f5fe9"/>
    </style:style>
    <style:style style:name="P27" style:family="paragraph" style:parent-style-name="Standard">
      <style:text-properties fo:font-size="8pt" style:text-underline-style="solid" style:text-underline-width="auto" style:text-underline-color="font-color" officeooo:rsid="00281c4f" officeooo:paragraph-rsid="0032e6b1"/>
    </style:style>
    <style:style style:name="P28" style:family="paragraph" style:parent-style-name="Standard">
      <style:text-properties fo:font-size="8pt" style:text-underline-style="solid" style:text-underline-width="auto" style:text-underline-color="font-color" officeooo:rsid="00281c4f" officeooo:paragraph-rsid="003534c7"/>
    </style:style>
    <style:style style:name="P29" style:family="paragraph" style:parent-style-name="Standard">
      <style:text-properties fo:font-size="8pt" style:text-underline-style="solid" style:text-underline-width="auto" style:text-underline-color="font-color" officeooo:rsid="00281c4f" officeooo:paragraph-rsid="00367724"/>
    </style:style>
    <style:style style:name="P30" style:family="paragraph" style:parent-style-name="Standard">
      <style:text-properties fo:font-size="8pt" style:text-underline-style="solid" style:text-underline-width="auto" style:text-underline-color="font-color" officeooo:rsid="00281c4f" officeooo:paragraph-rsid="00380cdd"/>
    </style:style>
    <style:style style:name="P31" style:family="paragraph" style:parent-style-name="Standard">
      <style:text-properties fo:font-size="8pt" style:text-underline-style="solid" style:text-underline-width="auto" style:text-underline-color="font-color" officeooo:rsid="00281c4f" officeooo:paragraph-rsid="003bd27c"/>
    </style:style>
    <style:style style:name="P32" style:family="paragraph" style:parent-style-name="Standard">
      <style:text-properties fo:font-size="8pt" style:text-underline-style="solid" style:text-underline-width="auto" style:text-underline-color="font-color" officeooo:rsid="00281c4f" officeooo:paragraph-rsid="00434c57"/>
    </style:style>
    <style:style style:name="P33" style:family="paragraph" style:parent-style-name="Standard">
      <style:text-properties fo:font-size="8pt" style:text-underline-style="solid" style:text-underline-width="auto" style:text-underline-color="font-color" officeooo:rsid="00281c4f" officeooo:paragraph-rsid="00479ce6"/>
    </style:style>
    <style:style style:name="P34" style:family="paragraph" style:parent-style-name="Standard">
      <style:text-properties fo:font-size="8pt" style:text-underline-style="solid" style:text-underline-width="auto" style:text-underline-color="font-color" fo:font-weight="normal" officeooo:rsid="00281c4f" officeooo:paragraph-rsid="002f5fe9" style:font-weight-asian="normal" style:font-weight-complex="normal"/>
    </style:style>
    <style:style style:name="P35" style:family="paragraph" style:parent-style-name="Standard">
      <style:text-properties fo:font-size="8pt" style:text-underline-style="none" officeooo:rsid="001fd314" officeooo:paragraph-rsid="001fd314"/>
    </style:style>
    <style:style style:name="P36" style:family="paragraph" style:parent-style-name="Standard">
      <style:text-properties fo:font-size="8pt" style:text-underline-style="none" officeooo:rsid="002345fe" officeooo:paragraph-rsid="002345fe"/>
    </style:style>
    <style:style style:name="P37" style:family="paragraph" style:parent-style-name="Standard">
      <style:text-properties fo:font-size="8pt" style:text-underline-style="none" fo:font-weight="bold" officeooo:rsid="002345fe" officeooo:paragraph-rsid="00281c4f" style:font-weight-asian="bold" style:font-weight-complex="bold"/>
    </style:style>
    <style:style style:name="P38" style:family="paragraph" style:parent-style-name="Standard">
      <style:text-properties fo:font-size="8pt" style:text-underline-style="none" fo:font-weight="bold" officeooo:rsid="00345bfe" officeooo:paragraph-rsid="00345bfe" style:font-weight-asian="bold" style:font-weight-complex="bold"/>
    </style:style>
    <style:style style:name="P39" style:family="paragraph" style:parent-style-name="Standard">
      <style:text-properties fo:font-size="8pt" style:text-underline-style="none" fo:font-weight="bold" officeooo:rsid="003534c7" officeooo:paragraph-rsid="003534c7" style:font-weight-asian="bold" style:font-weight-complex="bold"/>
    </style:style>
    <style:style style:name="P40" style:family="paragraph" style:parent-style-name="Standard">
      <style:text-properties fo:font-size="8pt" style:text-underline-style="none" fo:font-weight="bold" officeooo:rsid="0037943a" officeooo:paragraph-rsid="0037943a" style:font-weight-asian="bold" style:font-weight-complex="bold"/>
    </style:style>
    <style:style style:name="P41" style:family="paragraph" style:parent-style-name="Standard">
      <style:text-properties fo:font-size="8pt" style:text-underline-style="none" fo:font-weight="bold" officeooo:rsid="003b0671" officeooo:paragraph-rsid="003b0671" style:font-weight-asian="bold" style:font-weight-complex="bold"/>
    </style:style>
    <style:style style:name="P42" style:family="paragraph" style:parent-style-name="Standard">
      <style:text-properties fo:font-size="8pt" style:text-underline-style="none" fo:font-weight="bold" officeooo:rsid="002d54e1" officeooo:paragraph-rsid="002d54e1" style:font-weight-asian="bold" style:font-weight-complex="bold"/>
    </style:style>
    <style:style style:name="P43" style:family="paragraph" style:parent-style-name="Standard">
      <style:text-properties fo:font-size="8pt" style:text-underline-style="none" fo:font-weight="bold" officeooo:rsid="003d83e3" officeooo:paragraph-rsid="003d83e3" style:font-weight-asian="bold" style:font-weight-complex="bold"/>
    </style:style>
    <style:style style:name="P44" style:family="paragraph" style:parent-style-name="Standard">
      <style:text-properties fo:font-size="8pt" style:text-underline-style="none" fo:font-weight="bold" officeooo:rsid="003fade3" officeooo:paragraph-rsid="003fade3" style:font-weight-asian="bold" style:font-weight-complex="bold"/>
    </style:style>
    <style:style style:name="P45" style:family="paragraph" style:parent-style-name="Standard">
      <style:text-properties fo:font-size="8pt" style:text-underline-style="none" fo:font-weight="bold" officeooo:rsid="00408bbb" officeooo:paragraph-rsid="00408bbb" style:font-weight-asian="bold" style:font-weight-complex="bold"/>
    </style:style>
    <style:style style:name="P46" style:family="paragraph" style:parent-style-name="Standard">
      <style:text-properties fo:font-size="8pt" style:text-underline-style="none" fo:font-weight="bold" officeooo:rsid="003c62ca" officeooo:paragraph-rsid="00434c57" style:font-weight-asian="bold" style:font-weight-complex="bold"/>
    </style:style>
    <style:style style:name="P47" style:family="paragraph" style:parent-style-name="Standard">
      <style:text-properties fo:font-size="8pt" style:text-underline-style="none" fo:font-weight="bold" officeooo:rsid="0045ab68" officeooo:paragraph-rsid="0045ab68" style:font-weight-asian="bold" style:font-weight-complex="bold"/>
    </style:style>
    <style:style style:name="P48" style:family="paragraph" style:parent-style-name="Standard">
      <style:text-properties fo:font-size="8pt" style:text-underline-style="none" officeooo:rsid="002be5da" officeooo:paragraph-rsid="002be5da"/>
    </style:style>
    <style:style style:name="P49" style:family="paragraph" style:parent-style-name="Standard">
      <style:text-properties fo:font-size="8pt" style:text-underline-style="none" officeooo:rsid="0033fbe2" officeooo:paragraph-rsid="0033fbe2"/>
    </style:style>
    <style:style style:name="P50" style:family="paragraph" style:parent-style-name="Standard">
      <style:text-properties fo:font-size="8pt" style:text-underline-style="none" officeooo:rsid="0033fbe2" officeooo:paragraph-rsid="003534c7"/>
    </style:style>
    <style:style style:name="P51" style:family="paragraph" style:parent-style-name="Standard">
      <style:text-properties fo:font-size="8pt" style:text-underline-style="none" fo:font-weight="normal" officeooo:rsid="003534c7" officeooo:paragraph-rsid="003534c7" style:font-weight-asian="normal" style:font-weight-complex="normal"/>
    </style:style>
    <style:style style:name="P52" style:family="paragraph" style:parent-style-name="Standard">
      <style:text-properties fo:font-size="8pt" style:text-underline-style="none" fo:font-weight="normal" officeooo:rsid="0037943a" officeooo:paragraph-rsid="0037943a" style:font-weight-asian="normal" style:font-weight-complex="normal"/>
    </style:style>
    <style:style style:name="P53" style:family="paragraph" style:parent-style-name="Standard">
      <style:text-properties fo:font-size="8pt" style:text-underline-style="none" fo:font-weight="normal" officeooo:rsid="00380cdd" officeooo:paragraph-rsid="00380cdd" style:font-weight-asian="normal" style:font-weight-complex="normal"/>
    </style:style>
    <style:style style:name="P54" style:family="paragraph" style:parent-style-name="Standard">
      <style:text-properties fo:font-size="8pt" style:text-underline-style="none" fo:font-weight="normal" officeooo:rsid="003c62ca" officeooo:paragraph-rsid="003c62ca" style:font-weight-asian="normal" style:font-weight-complex="normal"/>
    </style:style>
    <style:style style:name="P55" style:family="paragraph" style:parent-style-name="Standard">
      <style:text-properties fo:font-size="8pt" style:text-underline-style="none" fo:font-weight="normal" officeooo:rsid="004555b9" officeooo:paragraph-rsid="004555b9" style:font-weight-asian="normal" style:font-weight-complex="normal"/>
    </style:style>
    <style:style style:name="P56" style:family="paragraph" style:parent-style-name="Standard">
      <style:text-properties fo:font-size="8pt" style:text-underline-style="none" officeooo:rsid="003534c7" officeooo:paragraph-rsid="003534c7"/>
    </style:style>
    <style:style style:name="P57" style:family="paragraph" style:parent-style-name="Standard">
      <style:text-properties fo:font-size="8pt" style:text-underline-style="none" officeooo:rsid="0037943a" officeooo:paragraph-rsid="00380cdd"/>
    </style:style>
    <style:style style:name="P58" style:family="paragraph" style:parent-style-name="Standard">
      <style:text-properties fo:font-size="8pt" style:text-underline-style="none" officeooo:rsid="003a0134" officeooo:paragraph-rsid="003a0134"/>
    </style:style>
    <style:style style:name="P59" style:family="paragraph" style:parent-style-name="Standard">
      <style:text-properties fo:font-size="8pt" style:text-underline-style="none" officeooo:rsid="003c62ca" officeooo:paragraph-rsid="003c62ca"/>
    </style:style>
    <style:style style:name="P60" style:family="paragraph" style:parent-style-name="Standard">
      <style:text-properties fo:font-size="8pt" style:text-underline-style="none" officeooo:rsid="003d83e3" officeooo:paragraph-rsid="003d83e3"/>
    </style:style>
    <style:style style:name="P61" style:family="paragraph" style:parent-style-name="Standard">
      <style:text-properties fo:font-size="8pt" style:text-underline-style="none" officeooo:rsid="003fade3" officeooo:paragraph-rsid="003fade3"/>
    </style:style>
    <style:style style:name="P62" style:family="paragraph" style:parent-style-name="Standard">
      <style:text-properties fo:font-size="8pt" style:text-underline-style="none" officeooo:rsid="003ff2e9" officeooo:paragraph-rsid="003ff2e9"/>
    </style:style>
    <style:style style:name="P63" style:family="paragraph" style:parent-style-name="Standard">
      <style:text-properties fo:font-size="8pt" style:text-underline-style="none" officeooo:rsid="00408bbb" officeooo:paragraph-rsid="00408bbb"/>
    </style:style>
    <style:style style:name="P64" style:family="paragraph" style:parent-style-name="Standard">
      <style:text-properties fo:font-size="8pt" style:text-underline-style="none" officeooo:rsid="0045ab68" officeooo:paragraph-rsid="0045ab68"/>
    </style:style>
    <style:style style:name="P65" style:family="paragraph" style:parent-style-name="Standard">
      <style:text-properties fo:font-size="8pt" fo:font-style="italic" style:text-underline-style="solid" style:text-underline-width="auto" style:text-underline-color="font-color" fo:font-weight="bold" officeooo:rsid="0032e6b1" officeooo:paragraph-rsid="0032e6b1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ize="8pt" style:text-underline-style="none" fo:font-weight="bold" officeooo:rsid="003534c7" officeooo:paragraph-rsid="00434c57" style:font-weight-asian="bold" style:font-weight-complex="bold"/>
    </style:style>
    <style:style style:name="P67" style:family="paragraph" style:parent-style-name="Standard">
      <style:text-properties fo:font-size="8pt" style:text-underline-style="none" fo:font-weight="bold" officeooo:rsid="003534c7" officeooo:paragraph-rsid="00479ce6" style:font-weight-asian="bold" style:font-weight-complex="bold"/>
    </style:style>
    <style:style style:name="P68" style:family="paragraph" style:parent-style-name="Standard">
      <style:text-properties fo:font-size="8pt" style:text-underline-style="none" fo:font-weight="bold" officeooo:rsid="003534c7" officeooo:paragraph-rsid="003534c7" style:font-weight-asian="bold" style:font-weight-complex="bold"/>
    </style:style>
    <style:style style:name="P69" style:family="paragraph" style:parent-style-name="Standard">
      <style:text-properties fo:font-size="8pt" style:text-underline-style="none" fo:font-weight="bold" officeooo:rsid="004a99ce" officeooo:paragraph-rsid="004a99ce" style:font-weight-asian="bold" style:font-weight-complex="bold"/>
    </style:style>
    <style:style style:name="P70" style:family="paragraph" style:parent-style-name="Standard">
      <style:text-properties fo:font-size="8pt" style:text-underline-style="none" fo:font-weight="bold" officeooo:rsid="00345bfe" officeooo:paragraph-rsid="00345bfe" style:font-weight-asian="bold" style:font-weight-complex="bold"/>
    </style:style>
    <style:style style:name="P71" style:family="paragraph" style:parent-style-name="Standard">
      <style:text-properties fo:font-size="8pt" style:text-underline-style="none" fo:font-weight="bold" officeooo:rsid="00676443" officeooo:paragraph-rsid="00676443" style:font-weight-asian="bold" style:font-weight-complex="bold"/>
    </style:style>
    <style:style style:name="P72" style:family="paragraph" style:parent-style-name="Standard">
      <style:text-properties fo:font-size="8pt" style:text-underline-style="none" fo:font-weight="bold" officeooo:rsid="00676443" officeooo:paragraph-rsid="006c3e7e" style:font-weight-asian="bold" style:font-weight-complex="bold"/>
    </style:style>
    <style:style style:name="P73" style:family="paragraph" style:parent-style-name="Standard">
      <style:text-properties fo:font-size="8pt" style:text-underline-style="none" fo:font-weight="bold" officeooo:rsid="006f7ebc" officeooo:paragraph-rsid="006f7ebc" style:font-weight-asian="bold" style:font-weight-complex="bold"/>
    </style:style>
    <style:style style:name="P74" style:family="paragraph" style:parent-style-name="Standard">
      <style:text-properties fo:font-size="8pt" style:text-underline-style="none" fo:font-weight="bold" officeooo:rsid="00724db4" officeooo:paragraph-rsid="00724db4" style:font-weight-asian="bold" style:font-weight-complex="bold"/>
    </style:style>
    <style:style style:name="P75" style:family="paragraph" style:parent-style-name="Standard">
      <style:text-properties fo:font-size="8pt" style:text-underline-style="none" fo:font-weight="bold" officeooo:rsid="002345fe" officeooo:paragraph-rsid="00281c4f" style:font-weight-asian="bold" style:font-weight-complex="bold"/>
    </style:style>
    <style:style style:name="P76" style:family="paragraph" style:parent-style-name="Standard">
      <style:text-properties fo:font-size="8pt" style:text-underline-style="none" fo:font-weight="bold" officeooo:rsid="00434829" officeooo:paragraph-rsid="00827661" style:font-weight-asian="bold" style:font-weight-complex="bold"/>
    </style:style>
    <style:style style:name="P77" style:family="paragraph" style:parent-style-name="Standard">
      <style:text-properties fo:font-size="8pt" style:text-underline-style="none" fo:font-weight="bold" officeooo:rsid="00434829" officeooo:paragraph-rsid="00852479" style:font-weight-asian="bold" style:font-weight-complex="bold"/>
    </style:style>
    <style:style style:name="P78" style:family="paragraph" style:parent-style-name="Standard">
      <style:text-properties fo:font-size="8pt" style:text-underline-style="none" fo:font-weight="bold" officeooo:rsid="009756ef" officeooo:paragraph-rsid="009756ef" style:font-weight-asian="bold" style:font-weight-complex="bold"/>
    </style:style>
    <style:style style:name="P79" style:family="paragraph" style:parent-style-name="Standard">
      <style:text-properties fo:font-size="8pt" style:text-underline-style="none" fo:font-weight="bold" officeooo:rsid="009b559b" officeooo:paragraph-rsid="009b559b" style:font-weight-asian="bold" style:font-weight-complex="bold"/>
    </style:style>
    <style:style style:name="P80" style:family="paragraph" style:parent-style-name="Standard">
      <style:text-properties fo:font-size="8pt" style:text-underline-style="none" fo:font-weight="bold" officeooo:rsid="00a3a859" officeooo:paragraph-rsid="00a3a859" style:font-weight-asian="bold" style:font-weight-complex="bold"/>
    </style:style>
    <style:style style:name="P81" style:family="paragraph" style:parent-style-name="Standard">
      <style:text-properties fo:font-size="8pt" style:text-underline-style="none" fo:font-weight="bold" officeooo:rsid="00a5e3c1" officeooo:paragraph-rsid="00a5e3c1" style:font-weight-asian="bold" style:font-weight-complex="bold"/>
    </style:style>
    <style:style style:name="P82" style:family="paragraph" style:parent-style-name="Standard">
      <style:text-properties fo:font-size="8pt" style:text-underline-style="none" fo:font-weight="bold" officeooo:rsid="00ab16a4" officeooo:paragraph-rsid="00ab16a4" style:font-weight-asian="bold" style:font-weight-complex="bold"/>
    </style:style>
    <style:style style:name="P83" style:family="paragraph" style:parent-style-name="Standard">
      <style:text-properties fo:font-size="8pt" style:text-underline-style="none" fo:font-weight="bold" officeooo:rsid="00b0208c" officeooo:paragraph-rsid="00b0208c" style:font-weight-asian="bold" style:font-weight-complex="bold"/>
    </style:style>
    <style:style style:name="P84" style:family="paragraph" style:parent-style-name="Standard">
      <style:text-properties fo:font-size="8pt" style:text-underline-style="none" fo:font-weight="bold" officeooo:rsid="00b0208c" officeooo:paragraph-rsid="00b14f5f" style:font-weight-asian="bold" style:font-weight-complex="bold"/>
    </style:style>
    <style:style style:name="P85" style:family="paragraph" style:parent-style-name="Standard">
      <style:text-properties fo:font-size="8pt" style:text-underline-style="none" fo:font-weight="bold" officeooo:rsid="00b0208c" officeooo:paragraph-rsid="00b2d14d" style:font-weight-asian="bold" style:font-weight-complex="bold"/>
    </style:style>
    <style:style style:name="P86" style:family="paragraph" style:parent-style-name="Standard">
      <style:text-properties fo:font-size="8pt" style:text-underline-style="none" fo:font-weight="bold" officeooo:rsid="00b0208c" officeooo:paragraph-rsid="00b6c689" style:font-weight-asian="bold" style:font-weight-complex="bold"/>
    </style:style>
    <style:style style:name="P87" style:family="paragraph" style:parent-style-name="Standard">
      <style:text-properties fo:font-size="8pt" style:text-underline-style="none" fo:font-weight="bold" officeooo:rsid="00b0208c" officeooo:paragraph-rsid="00bc4917" style:font-weight-asian="bold" style:font-weight-complex="bold"/>
    </style:style>
    <style:style style:name="P88" style:family="paragraph" style:parent-style-name="Standard">
      <style:text-properties fo:font-size="8pt" style:text-underline-style="none" fo:font-weight="bold" officeooo:rsid="00b0208c" officeooo:paragraph-rsid="00bed578" style:font-weight-asian="bold" style:font-weight-complex="bold"/>
    </style:style>
    <style:style style:name="P89" style:family="paragraph" style:parent-style-name="Standard">
      <style:text-properties fo:font-size="8pt" style:text-underline-style="none" fo:font-weight="bold" officeooo:rsid="00b0208c" officeooo:paragraph-rsid="00c22eca" style:font-weight-asian="bold" style:font-weight-complex="bold"/>
    </style:style>
    <style:style style:name="P90" style:family="paragraph" style:parent-style-name="Standard">
      <style:text-properties fo:font-size="8pt" style:text-underline-style="none" fo:font-weight="bold" officeooo:rsid="00b0208c" officeooo:paragraph-rsid="00c2d13f" style:font-weight-asian="bold" style:font-weight-complex="bold"/>
    </style:style>
    <style:style style:name="P91" style:family="paragraph" style:parent-style-name="Standard">
      <style:text-properties fo:font-size="8pt" style:text-underline-style="none" fo:font-weight="bold" officeooo:rsid="00b0208c" officeooo:paragraph-rsid="00c5311a" style:font-weight-asian="bold" style:font-weight-complex="bold"/>
    </style:style>
    <style:style style:name="P92" style:family="paragraph" style:parent-style-name="Standard">
      <style:text-properties fo:font-size="8pt" style:text-underline-style="none" fo:font-weight="bold" officeooo:rsid="00b0208c" officeooo:paragraph-rsid="00cac74a" style:font-weight-asian="bold" style:font-weight-complex="bold"/>
    </style:style>
    <style:style style:name="P93" style:family="paragraph" style:parent-style-name="Standard">
      <style:text-properties fo:font-size="8pt" style:text-underline-style="none" fo:font-weight="bold" officeooo:rsid="00b0208c" officeooo:paragraph-rsid="00d0568a" style:font-weight-asian="bold" style:font-weight-complex="bold"/>
    </style:style>
    <style:style style:name="P94" style:family="paragraph" style:parent-style-name="Standard">
      <style:text-properties fo:font-size="8pt" style:text-underline-style="none" fo:font-weight="bold" officeooo:rsid="00b0208c" officeooo:paragraph-rsid="00d40958" style:font-weight-asian="bold" style:font-weight-complex="bold"/>
    </style:style>
    <style:style style:name="P95" style:family="paragraph" style:parent-style-name="Standard">
      <style:text-properties fo:font-size="8pt" style:text-underline-style="none" fo:font-weight="bold" officeooo:rsid="00b0208c" officeooo:paragraph-rsid="00db8872" style:font-weight-asian="bold" style:font-weight-complex="bold"/>
    </style:style>
    <style:style style:name="P96" style:family="paragraph" style:parent-style-name="Standard">
      <style:text-properties fo:font-size="8pt" style:text-underline-style="none" fo:font-weight="normal" officeooo:rsid="004a99ce" officeooo:paragraph-rsid="004a99ce" style:font-weight-asian="normal" style:font-weight-complex="normal"/>
    </style:style>
    <style:style style:name="P97" style:family="paragraph" style:parent-style-name="Standard">
      <style:text-properties fo:font-size="8pt" style:text-underline-style="none" fo:font-weight="normal" officeooo:rsid="00658a02" officeooo:paragraph-rsid="00658a02" style:font-weight-asian="normal" style:font-weight-complex="normal"/>
    </style:style>
    <style:style style:name="P98" style:family="paragraph" style:parent-style-name="Standard">
      <style:text-properties fo:font-size="8pt" style:text-underline-style="none" fo:font-weight="normal" officeooo:rsid="006dbe2a" officeooo:paragraph-rsid="006dbe2a" style:font-weight-asian="normal" style:font-weight-complex="normal"/>
    </style:style>
    <style:style style:name="P99" style:family="paragraph" style:parent-style-name="Standard">
      <style:text-properties fo:font-size="8pt" style:text-underline-style="none" fo:font-weight="normal" officeooo:rsid="00724db4" officeooo:paragraph-rsid="00724db4" style:font-weight-asian="normal" style:font-weight-complex="normal"/>
    </style:style>
    <style:style style:name="P100" style:family="paragraph" style:parent-style-name="Standard">
      <style:text-properties fo:font-size="8pt" style:text-underline-style="none" officeooo:rsid="004a99ce" officeooo:paragraph-rsid="004a99ce"/>
    </style:style>
    <style:style style:name="P101" style:family="paragraph" style:parent-style-name="Standard">
      <style:text-properties fo:font-size="8pt" style:text-underline-style="none" officeooo:rsid="00658a02" officeooo:paragraph-rsid="00658a02"/>
    </style:style>
    <style:style style:name="P102" style:family="paragraph" style:parent-style-name="Standard">
      <style:text-properties fo:font-size="8pt" style:text-underline-style="none" officeooo:rsid="006f7090" officeooo:paragraph-rsid="006f7090"/>
    </style:style>
    <style:style style:name="P103" style:family="paragraph" style:parent-style-name="Standard">
      <style:text-properties fo:font-size="8pt" style:text-underline-style="none" officeooo:rsid="00724db4" officeooo:paragraph-rsid="00724db4"/>
    </style:style>
    <style:style style:name="P104" style:family="paragraph" style:parent-style-name="Standard">
      <style:text-properties fo:font-size="8pt" style:text-underline-style="none" officeooo:rsid="00731f1a" officeooo:paragraph-rsid="00731f1a"/>
    </style:style>
    <style:style style:name="P105" style:family="paragraph" style:parent-style-name="Standard">
      <style:text-properties fo:font-size="8pt" style:text-underline-style="none" officeooo:rsid="00955b81" officeooo:paragraph-rsid="00955b81"/>
    </style:style>
    <style:style style:name="P106" style:family="paragraph" style:parent-style-name="Standard">
      <style:text-properties fo:font-size="8pt" style:text-underline-style="none" officeooo:rsid="0095950f" officeooo:paragraph-rsid="0095950f"/>
    </style:style>
    <style:style style:name="P107" style:family="paragraph" style:parent-style-name="Standard">
      <style:text-properties fo:font-size="8pt" style:text-underline-style="none" officeooo:rsid="009a5dbe" officeooo:paragraph-rsid="009a5dbe"/>
    </style:style>
    <style:style style:name="P108" style:family="paragraph" style:parent-style-name="Standard">
      <style:text-properties fo:font-size="8pt" style:text-underline-style="none" officeooo:rsid="009b559b" officeooo:paragraph-rsid="009b559b"/>
    </style:style>
    <style:style style:name="P109" style:family="paragraph" style:parent-style-name="Standard">
      <style:text-properties fo:font-size="8pt" style:text-underline-style="none" officeooo:rsid="00a31285" officeooo:paragraph-rsid="00a31285"/>
    </style:style>
    <style:style style:name="P110" style:family="paragraph" style:parent-style-name="Standard">
      <style:text-properties fo:font-size="8pt" style:text-underline-style="none" officeooo:rsid="00a3a859" officeooo:paragraph-rsid="00a3a859"/>
    </style:style>
    <style:style style:name="P111" style:family="paragraph" style:parent-style-name="Standard">
      <style:text-properties fo:font-size="8pt" style:text-underline-style="none" officeooo:rsid="00a5c6a2" officeooo:paragraph-rsid="00a5c6a2"/>
    </style:style>
    <style:style style:name="P112" style:family="paragraph" style:parent-style-name="Standard">
      <style:text-properties fo:font-size="8pt" style:text-underline-style="none" officeooo:rsid="00aa1660" officeooo:paragraph-rsid="00aa1660"/>
    </style:style>
    <style:style style:name="P113" style:family="paragraph" style:parent-style-name="Standard">
      <style:text-properties fo:font-size="8pt" style:text-underline-style="none" officeooo:rsid="00aaee9c" officeooo:paragraph-rsid="00aaee9c"/>
    </style:style>
    <style:style style:name="P114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65588d" style:font-weight-asian="bold" style:font-weight-complex="bold"/>
    </style:style>
    <style:style style:name="P115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6c3e7e" style:font-weight-asian="bold" style:font-weight-complex="bold"/>
    </style:style>
    <style:style style:name="P116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827661" style:font-weight-asian="bold" style:font-weight-complex="bold"/>
    </style:style>
    <style:style style:name="P117" style:family="paragraph" style:parent-style-name="Standard">
      <style:text-properties fo:font-size="8pt" style:text-underline-style="solid" style:text-underline-width="auto" style:text-underline-color="font-color" fo:font-weight="bold" officeooo:rsid="00281c4f" officeooo:paragraph-rsid="002973de" style:font-weight-asian="bold" style:font-weight-complex="bold"/>
    </style:style>
    <style:style style:name="P118" style:family="paragraph" style:parent-style-name="Standard">
      <style:text-properties fo:font-size="8pt" style:text-underline-style="solid" style:text-underline-width="auto" style:text-underline-color="font-color" officeooo:rsid="001d7f5c" officeooo:paragraph-rsid="0065588d"/>
    </style:style>
    <style:style style:name="P119" style:family="paragraph" style:parent-style-name="Standard">
      <style:text-properties fo:font-size="8pt" style:text-underline-style="solid" style:text-underline-width="auto" style:text-underline-color="font-color" officeooo:rsid="001d7f5c" officeooo:paragraph-rsid="006c3e7e"/>
    </style:style>
    <style:style style:name="P120" style:family="paragraph" style:parent-style-name="Standard">
      <style:text-properties fo:font-size="8pt" style:text-underline-style="solid" style:text-underline-width="auto" style:text-underline-color="font-color" officeooo:rsid="001d7f5c" officeooo:paragraph-rsid="00827661"/>
    </style:style>
    <style:style style:name="P121" style:family="paragraph" style:parent-style-name="Standard">
      <style:text-properties fo:font-size="8pt" style:text-underline-style="solid" style:text-underline-width="auto" style:text-underline-color="font-color" officeooo:rsid="001d7f5c" officeooo:paragraph-rsid="00852479"/>
    </style:style>
    <style:style style:name="P122" style:family="paragraph" style:parent-style-name="Standard">
      <style:text-properties fo:font-size="8pt" style:text-underline-style="solid" style:text-underline-width="auto" style:text-underline-color="font-color" officeooo:rsid="00281c4f" officeooo:paragraph-rsid="0065588d"/>
    </style:style>
    <style:style style:name="P123" style:family="paragraph" style:parent-style-name="Standard">
      <style:text-properties fo:font-size="8pt" style:text-underline-style="solid" style:text-underline-width="auto" style:text-underline-color="font-color" officeooo:rsid="00281c4f" officeooo:paragraph-rsid="006c3e7e"/>
    </style:style>
    <style:style style:name="P124" style:family="paragraph" style:parent-style-name="Standard">
      <style:text-properties fo:font-size="8pt" style:text-underline-style="solid" style:text-underline-width="auto" style:text-underline-color="font-color" fo:font-weight="normal" officeooo:rsid="00281c4f" officeooo:paragraph-rsid="00827661" style:font-weight-asian="normal" style:font-weight-complex="normal"/>
    </style:style>
    <style:style style:name="P125" style:family="paragraph" style:parent-style-name="Standard">
      <style:text-properties fo:font-size="8pt" style:text-underline-style="solid" style:text-underline-width="auto" style:text-underline-color="font-color" fo:font-weight="normal" officeooo:rsid="00281c4f" officeooo:paragraph-rsid="00852479" style:font-weight-asian="normal" style:font-weight-complex="normal"/>
    </style:style>
    <style:style style:name="P126" style:family="paragraph" style:parent-style-name="Standard">
      <style:text-properties style:text-underline-style="solid" style:text-underline-width="auto" style:text-underline-color="font-color" officeooo:rsid="001d7f5c" officeooo:paragraph-rsid="00827661"/>
    </style:style>
    <style:style style:name="P127" style:family="paragraph" style:parent-style-name="Standard">
      <style:text-properties style:text-underline-style="solid" style:text-underline-width="auto" style:text-underline-color="font-color" officeooo:rsid="001d7f5c" officeooo:paragraph-rsid="00852479"/>
    </style:style>
    <style:style style:name="P128" style:family="paragraph" style:parent-style-name="Standard">
      <style:text-properties style:text-underline-style="solid" style:text-underline-width="auto" style:text-underline-color="font-color" officeooo:rsid="00281c4f" officeooo:paragraph-rsid="00827661"/>
    </style:style>
    <style:style style:name="P129" style:family="paragraph" style:parent-style-name="Standard">
      <style:text-properties style:text-underline-style="solid" style:text-underline-width="auto" style:text-underline-color="font-color" officeooo:rsid="00281c4f" officeooo:paragraph-rsid="00852479"/>
    </style:style>
    <style:style style:name="P130" style:family="paragraph" style:parent-style-name="Table_20_Contents">
      <style:text-properties officeooo:rsid="004ab40b" officeooo:paragraph-rsid="004ab40b"/>
    </style:style>
    <style:style style:name="P131" style:family="paragraph" style:parent-style-name="Table_20_Contents">
      <style:text-properties officeooo:rsid="004be84b" officeooo:paragraph-rsid="004be84b"/>
    </style:style>
    <style:style style:name="P132" style:family="paragraph" style:parent-style-name="Table_20_Contents">
      <style:text-properties officeooo:rsid="004cb3b2" officeooo:paragraph-rsid="004cb3b2"/>
    </style:style>
    <style:style style:name="P133" style:family="paragraph" style:parent-style-name="Table_20_Contents">
      <style:text-properties officeooo:rsid="004e2b91" officeooo:paragraph-rsid="004e2b91"/>
    </style:style>
    <style:style style:name="P134" style:family="paragraph" style:parent-style-name="Table_20_Contents">
      <style:text-properties officeooo:rsid="004fd4c3" officeooo:paragraph-rsid="004fd4c3"/>
    </style:style>
    <style:style style:name="P135" style:family="paragraph" style:parent-style-name="Table_20_Contents">
      <style:text-properties officeooo:rsid="00501ed6" officeooo:paragraph-rsid="00501ed6"/>
    </style:style>
    <style:style style:name="P136" style:family="paragraph" style:parent-style-name="Table_20_Contents">
      <style:text-properties officeooo:rsid="0051c55b" officeooo:paragraph-rsid="0051c55b"/>
    </style:style>
    <style:style style:name="P137" style:family="paragraph" style:parent-style-name="Table_20_Contents">
      <style:text-properties officeooo:rsid="00527556" officeooo:paragraph-rsid="00527556"/>
    </style:style>
    <style:style style:name="P138" style:family="paragraph" style:parent-style-name="Table_20_Contents">
      <style:text-properties officeooo:rsid="00534c02" officeooo:paragraph-rsid="00534c02"/>
    </style:style>
    <style:style style:name="P139" style:family="paragraph" style:parent-style-name="Table_20_Contents">
      <style:text-properties officeooo:rsid="0053d630" officeooo:paragraph-rsid="0053d630"/>
    </style:style>
    <style:style style:name="P140" style:family="paragraph" style:parent-style-name="Table_20_Contents">
      <style:text-properties officeooo:rsid="005408af" officeooo:paragraph-rsid="005408af"/>
    </style:style>
    <style:style style:name="P141" style:family="paragraph" style:parent-style-name="Table_20_Contents">
      <style:text-properties officeooo:rsid="0054c693" officeooo:paragraph-rsid="0054c693"/>
    </style:style>
    <style:style style:name="P142" style:family="paragraph" style:parent-style-name="Table_20_Contents">
      <style:text-properties officeooo:rsid="0056bbf9" officeooo:paragraph-rsid="0056bbf9"/>
    </style:style>
    <style:style style:name="P143" style:family="paragraph" style:parent-style-name="Table_20_Contents">
      <style:text-properties officeooo:rsid="0057bff8" officeooo:paragraph-rsid="0057bff8"/>
    </style:style>
    <style:style style:name="P144" style:family="paragraph" style:parent-style-name="Table_20_Contents">
      <style:text-properties officeooo:rsid="0058af07" officeooo:paragraph-rsid="0058af07"/>
    </style:style>
    <style:style style:name="P145" style:family="paragraph" style:parent-style-name="Table_20_Contents">
      <style:text-properties officeooo:rsid="0059a2a1" officeooo:paragraph-rsid="0059a2a1"/>
    </style:style>
    <style:style style:name="P146" style:family="paragraph" style:parent-style-name="Table_20_Contents">
      <style:text-properties officeooo:rsid="0059bc17" officeooo:paragraph-rsid="0059bc17"/>
    </style:style>
    <style:style style:name="P147" style:family="paragraph" style:parent-style-name="Table_20_Contents">
      <style:text-properties officeooo:rsid="005b8600" officeooo:paragraph-rsid="005b8600"/>
    </style:style>
    <style:style style:name="P148" style:family="paragraph" style:parent-style-name="Table_20_Contents">
      <style:text-properties officeooo:rsid="005d04b0" officeooo:paragraph-rsid="005d04b0"/>
    </style:style>
    <style:style style:name="P149" style:family="paragraph" style:parent-style-name="Table_20_Contents">
      <style:text-properties officeooo:rsid="005d1812" officeooo:paragraph-rsid="005d1812"/>
    </style:style>
    <style:style style:name="P150" style:family="paragraph" style:parent-style-name="Table_20_Contents">
      <style:text-properties officeooo:rsid="005e45dc" officeooo:paragraph-rsid="005e45dc"/>
    </style:style>
    <style:style style:name="P151" style:family="paragraph" style:parent-style-name="Table_20_Contents">
      <style:text-properties officeooo:rsid="005fc535" officeooo:paragraph-rsid="005fc535"/>
    </style:style>
    <style:style style:name="P152" style:family="paragraph" style:parent-style-name="Table_20_Contents">
      <style:text-properties officeooo:rsid="00619752" officeooo:paragraph-rsid="00619752"/>
    </style:style>
    <style:style style:name="P153" style:family="paragraph" style:parent-style-name="Table_20_Contents">
      <style:text-properties officeooo:rsid="00635a23" officeooo:paragraph-rsid="00635a23"/>
    </style:style>
    <style:style style:name="P154" style:family="paragraph" style:parent-style-name="Table_20_Contents">
      <style:text-properties officeooo:rsid="006370ec" officeooo:paragraph-rsid="006370ec"/>
    </style:style>
    <style:style style:name="P155" style:family="paragraph" style:parent-style-name="Table_20_Contents">
      <style:text-properties officeooo:rsid="0068c2ad" officeooo:paragraph-rsid="0068c2ad"/>
    </style:style>
    <style:style style:name="P156" style:family="paragraph" style:parent-style-name="Table_20_Contents">
      <style:text-properties officeooo:rsid="0068c2ad" officeooo:paragraph-rsid="006ad132"/>
    </style:style>
    <style:style style:name="P157" style:family="paragraph" style:parent-style-name="Table_20_Contents">
      <style:text-properties officeooo:rsid="006a899d" officeooo:paragraph-rsid="006a899d"/>
    </style:style>
    <style:style style:name="P158" style:family="paragraph" style:parent-style-name="Table_20_Contents">
      <style:text-properties officeooo:rsid="006ad132" officeooo:paragraph-rsid="006ad132"/>
    </style:style>
    <style:style style:name="P159" style:family="paragraph" style:parent-style-name="Table_20_Contents">
      <style:text-properties officeooo:rsid="006bd09d" officeooo:paragraph-rsid="006bd09d"/>
    </style:style>
    <style:style style:name="P160" style:family="paragraph" style:parent-style-name="Table_20_Contents">
      <style:text-properties officeooo:rsid="006fe064" officeooo:paragraph-rsid="006fe064"/>
    </style:style>
    <style:style style:name="P161" style:family="paragraph" style:parent-style-name="Table_20_Contents">
      <style:text-properties officeooo:rsid="0071d9d0" officeooo:paragraph-rsid="0071d9d0"/>
    </style:style>
    <style:style style:name="P162" style:family="paragraph" style:parent-style-name="Table_20_Contents">
      <style:text-properties officeooo:rsid="0073a5f8" officeooo:paragraph-rsid="0073a5f8"/>
    </style:style>
    <style:style style:name="P163" style:family="paragraph" style:parent-style-name="Table_20_Contents">
      <style:text-properties officeooo:rsid="0074414c" officeooo:paragraph-rsid="0074414c"/>
    </style:style>
    <style:style style:name="P164" style:family="paragraph" style:parent-style-name="Table_20_Contents">
      <style:text-properties officeooo:rsid="007c98d1" officeooo:paragraph-rsid="007c98d1"/>
    </style:style>
    <style:style style:name="P165" style:family="paragraph" style:parent-style-name="Table_20_Contents">
      <style:text-properties officeooo:rsid="007df77f" officeooo:paragraph-rsid="007df77f"/>
    </style:style>
    <style:style style:name="P166" style:family="paragraph" style:parent-style-name="Table_20_Contents">
      <style:text-properties officeooo:rsid="007f2a2e" officeooo:paragraph-rsid="007f2a2e"/>
    </style:style>
    <style:style style:name="P167" style:family="paragraph" style:parent-style-name="Table_20_Contents">
      <style:text-properties officeooo:rsid="00811877" officeooo:paragraph-rsid="00811877"/>
    </style:style>
    <style:style style:name="P168" style:family="paragraph" style:parent-style-name="Table_20_Contents">
      <style:text-properties officeooo:rsid="0088d545" officeooo:paragraph-rsid="0088d545"/>
    </style:style>
    <style:style style:name="P169" style:family="paragraph" style:parent-style-name="Table_20_Contents">
      <style:text-properties officeooo:rsid="008a8568" officeooo:paragraph-rsid="008a8568"/>
    </style:style>
    <style:style style:name="P170" style:family="paragraph" style:parent-style-name="Table_20_Contents">
      <style:text-properties officeooo:rsid="008b8669" officeooo:paragraph-rsid="008b8669"/>
    </style:style>
    <style:style style:name="P171" style:family="paragraph" style:parent-style-name="Table_20_Contents">
      <style:text-properties officeooo:rsid="008c33e3" officeooo:paragraph-rsid="008c33e3"/>
    </style:style>
    <style:style style:name="P172" style:family="paragraph" style:parent-style-name="Table_20_Contents">
      <style:text-properties officeooo:rsid="008d62a2" officeooo:paragraph-rsid="008d62a2"/>
    </style:style>
    <style:style style:name="P173" style:family="paragraph" style:parent-style-name="Table_20_Contents">
      <style:text-properties officeooo:rsid="008d82ec" officeooo:paragraph-rsid="008d82ec"/>
    </style:style>
    <style:style style:name="P174" style:family="paragraph" style:parent-style-name="Table_20_Contents">
      <style:text-properties officeooo:rsid="008e6fdd" officeooo:paragraph-rsid="008e6fdd"/>
    </style:style>
    <style:style style:name="P175" style:family="paragraph" style:parent-style-name="Table_20_Contents">
      <style:text-properties officeooo:rsid="009054f8" officeooo:paragraph-rsid="009054f8"/>
    </style:style>
    <style:style style:name="P176" style:family="paragraph" style:parent-style-name="Table_20_Contents">
      <style:text-properties officeooo:rsid="00919218" officeooo:paragraph-rsid="00919218"/>
    </style:style>
    <style:style style:name="P177" style:family="paragraph" style:parent-style-name="Table_20_Contents">
      <style:text-properties officeooo:rsid="00921077" officeooo:paragraph-rsid="00921077"/>
    </style:style>
    <style:style style:name="P178" style:family="paragraph" style:parent-style-name="Table_20_Contents">
      <style:text-properties officeooo:rsid="00922c68" officeooo:paragraph-rsid="00922c68"/>
    </style:style>
    <style:style style:name="P179" style:family="paragraph" style:parent-style-name="Table_20_Contents">
      <style:text-properties officeooo:rsid="0093398a" officeooo:paragraph-rsid="0093398a"/>
    </style:style>
    <style:style style:name="P180" style:family="paragraph" style:parent-style-name="Table_20_Contents">
      <style:text-properties officeooo:rsid="00948594" officeooo:paragraph-rsid="00948594"/>
    </style:style>
    <style:style style:name="P181" style:family="paragraph" style:parent-style-name="Table_20_Contents">
      <style:text-properties officeooo:rsid="0094a5c3" officeooo:paragraph-rsid="0094a5c3"/>
    </style:style>
    <style:style style:name="P182" style:family="paragraph" style:parent-style-name="Table_20_Contents">
      <style:text-properties officeooo:rsid="0098c118" officeooo:paragraph-rsid="0098c118"/>
    </style:style>
    <style:style style:name="P183" style:family="paragraph" style:parent-style-name="Table_20_Contents">
      <style:text-properties officeooo:rsid="009c9918" officeooo:paragraph-rsid="009c9918"/>
    </style:style>
    <style:style style:name="P184" style:family="paragraph" style:parent-style-name="Table_20_Contents">
      <style:text-properties officeooo:rsid="009dbfc8" officeooo:paragraph-rsid="009dbfc8"/>
    </style:style>
    <style:style style:name="P185" style:family="paragraph" style:parent-style-name="Table_20_Contents">
      <style:text-properties officeooo:rsid="009e6ae8" officeooo:paragraph-rsid="009e6ae8"/>
    </style:style>
    <style:style style:name="P186" style:family="paragraph" style:parent-style-name="Table_20_Contents">
      <style:text-properties officeooo:rsid="00a05d4d" officeooo:paragraph-rsid="00a05d4d"/>
    </style:style>
    <style:style style:name="P187" style:family="paragraph" style:parent-style-name="Table_20_Contents">
      <style:text-properties officeooo:rsid="00a1b43b" officeooo:paragraph-rsid="00a1b43b"/>
    </style:style>
    <style:style style:name="P188" style:family="paragraph" style:parent-style-name="Table_20_Contents">
      <style:text-properties officeooo:rsid="00a4b2e8" officeooo:paragraph-rsid="00a4b2e8"/>
    </style:style>
    <style:style style:name="P189" style:family="paragraph" style:parent-style-name="Table_20_Contents">
      <style:text-properties officeooo:rsid="00a7a28e" officeooo:paragraph-rsid="00a7a28e"/>
    </style:style>
    <style:style style:name="P190" style:family="paragraph" style:parent-style-name="Table_20_Contents">
      <style:text-properties officeooo:rsid="00a86152" officeooo:paragraph-rsid="00a86152"/>
    </style:style>
    <style:style style:name="P191" style:family="paragraph" style:parent-style-name="Table_20_Contents">
      <style:text-properties officeooo:rsid="00a90d85" officeooo:paragraph-rsid="00a90d85"/>
    </style:style>
    <style:style style:name="P192" style:family="paragraph" style:parent-style-name="Table_20_Contents">
      <style:text-properties officeooo:rsid="00aca658" officeooo:paragraph-rsid="00aca658"/>
    </style:style>
    <style:style style:name="P193" style:family="paragraph" style:parent-style-name="Table_20_Contents">
      <style:text-properties officeooo:rsid="00adc5e6" officeooo:paragraph-rsid="00adc5e6"/>
    </style:style>
    <style:style style:name="P194" style:family="paragraph" style:parent-style-name="Frame_20_contents">
      <style:text-properties officeooo:rsid="006a899d" officeooo:paragraph-rsid="006a899d"/>
    </style:style>
    <style:style style:name="T1" style:family="text">
      <style:text-properties officeooo:rsid="0025ed60"/>
    </style:style>
    <style:style style:name="T2" style:family="text">
      <style:text-properties officeooo:rsid="002973de"/>
    </style:style>
    <style:style style:name="T3" style:family="text">
      <style:text-properties officeooo:rsid="002f5fe9"/>
    </style:style>
    <style:style style:name="T4" style:family="text">
      <style:text-properties officeooo:rsid="003534c7"/>
    </style:style>
    <style:style style:name="T5" style:family="text">
      <style:text-properties officeooo:rsid="00365f37"/>
    </style:style>
    <style:style style:name="T6" style:family="text">
      <style:text-properties officeooo:rsid="00380cdd"/>
    </style:style>
    <style:style style:name="T7" style:family="text">
      <style:text-properties officeooo:rsid="003bd27c"/>
    </style:style>
    <style:style style:name="T8" style:family="text">
      <style:text-properties fo:font-size="8pt" fo:font-weight="bold" style:font-weight-asian="bold" style:font-weight-complex="bold"/>
    </style:style>
    <style:style style:name="T9" style:family="text">
      <style:text-properties fo:font-size="8pt" fo:font-weight="bold" officeooo:rsid="0084e0d8" style:font-weight-asian="bold" style:font-weight-complex="bold"/>
    </style:style>
    <style:style style:name="T10" style:family="text">
      <style:text-properties fo:font-size="8pt" fo:font-weight="bold" officeooo:rsid="00852479" style:font-weight-asian="bold" style:font-weight-complex="bold"/>
    </style:style>
    <style:style style:name="T11" style:family="text">
      <style:text-properties officeooo:rsid="0044d4e6"/>
    </style:style>
    <style:style style:name="T12" style:family="text">
      <style:text-properties officeooo:rsid="004992ec"/>
    </style:style>
    <style:style style:name="T13" style:family="text">
      <style:text-properties officeooo:rsid="0065588d"/>
    </style:style>
    <style:style style:name="T14" style:family="text">
      <style:text-properties officeooo:rsid="006ad132"/>
    </style:style>
    <style:style style:name="T15" style:family="text">
      <style:text-properties officeooo:rsid="006c3e7e"/>
    </style:style>
    <style:style style:name="T16" style:family="text">
      <style:text-properties officeooo:rsid="00782f69"/>
    </style:style>
    <style:style style:name="T17" style:family="text">
      <style:text-properties officeooo:rsid="00785b55"/>
    </style:style>
    <style:style style:name="T18" style:family="text">
      <style:text-properties officeooo:rsid="007a1c74"/>
    </style:style>
    <style:style style:name="T19" style:family="text">
      <style:text-properties officeooo:rsid="007bdd58"/>
    </style:style>
    <style:style style:name="T20" style:family="text">
      <style:text-properties officeooo:rsid="008452eb"/>
    </style:style>
    <style:style style:name="T21" style:family="text">
      <style:text-properties officeooo:rsid="00845a8a"/>
    </style:style>
    <style:style style:name="T22" style:family="text">
      <style:text-properties officeooo:rsid="0084e0d8"/>
    </style:style>
    <style:style style:name="T23" style:family="text">
      <style:text-properties officeooo:rsid="00852479"/>
    </style:style>
    <style:style style:name="T24" style:family="text">
      <style:text-properties officeooo:rsid="00b0e57f"/>
    </style:style>
    <style:style style:name="T25" style:family="text">
      <style:text-properties officeooo:rsid="00b14f5f"/>
    </style:style>
    <style:style style:name="T26" style:family="text">
      <style:text-properties officeooo:rsid="00b2d14d"/>
    </style:style>
    <style:style style:name="T27" style:family="text">
      <style:text-properties officeooo:rsid="00b5dd67"/>
    </style:style>
    <style:style style:name="T28" style:family="text">
      <style:text-properties officeooo:rsid="00b758dd"/>
    </style:style>
    <style:style style:name="T29" style:family="text">
      <style:text-properties officeooo:rsid="00b9b600"/>
    </style:style>
    <style:style style:name="T30" style:family="text">
      <style:text-properties officeooo:rsid="00ba9126"/>
    </style:style>
    <style:style style:name="T31" style:family="text">
      <style:text-properties officeooo:rsid="00bc4917"/>
    </style:style>
    <style:style style:name="T32" style:family="text">
      <style:text-properties officeooo:rsid="00bd8f2d"/>
    </style:style>
    <style:style style:name="T33" style:family="text">
      <style:text-properties officeooo:rsid="00c35c0e"/>
    </style:style>
    <style:style style:name="T34" style:family="text">
      <style:text-properties officeooo:rsid="00c4ae4c"/>
    </style:style>
    <style:style style:name="T35" style:family="text">
      <style:text-properties officeooo:rsid="00c7660a"/>
    </style:style>
    <style:style style:name="T36" style:family="text">
      <style:text-properties officeooo:rsid="00c8dc33"/>
    </style:style>
    <style:style style:name="T37" style:family="text">
      <style:text-properties officeooo:rsid="00cc6dcf"/>
    </style:style>
    <style:style style:name="T38" style:family="text">
      <style:text-properties officeooo:rsid="00cd1989"/>
    </style:style>
    <style:style style:name="T39" style:family="text">
      <style:text-properties officeooo:rsid="00ce1e38"/>
    </style:style>
    <style:style style:name="T40" style:family="text">
      <style:text-properties officeooo:rsid="00cedb63"/>
    </style:style>
    <style:style style:name="T41" style:family="text">
      <style:text-properties officeooo:rsid="00d0568a"/>
    </style:style>
    <style:style style:name="T42" style:family="text">
      <style:text-properties officeooo:rsid="00d2515d"/>
    </style:style>
    <style:style style:name="T43" style:family="text">
      <style:text-properties officeooo:rsid="00d40958"/>
    </style:style>
    <style:style style:name="T44" style:family="text">
      <style:text-properties officeooo:rsid="00d5e12d"/>
    </style:style>
    <style:style style:name="T45" style:family="text">
      <style:text-properties officeooo:rsid="00d648bc"/>
    </style:style>
    <style:style style:name="T46" style:family="text">
      <style:text-properties officeooo:rsid="00db8872"/>
    </style:style>
    <style:style style:name="T47" style:family="text">
      <style:text-properties officeooo:rsid="00dc5e2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For German Traffic Sign Dataset</text:p>
      <text:p text:style-name="P2"/>
      <text:p text:style-name="P4"/>
      <text:p text:style-name="P4"><draw:frame draw:style-name="fr1" draw:name="Frame11" text:anchor-type="paragraph" svg:x="11.409cm" svg:y="0.201cm" svg:width="5.95cm" style:rel-width="35%" svg:height="3.083cm" style:rel-height="12%" draw:z-index="10"><draw:text-box><table:table table:name="Table11" table:style-name="Table11"><table:table-column table:style-name="Table11.A" table:number-columns-repeated="4"/><table:table-row><table:table-cell table:style-name="Table11.A1" office:value-type="string"><text:p text:style-name="P130"/></table:table-cell><table:table-cell table:style-name="Table11.A1" office:value-type="string"><text:p text:style-name="P130"><text:span text:style-name="T16">33</text:span>_tr</text:p></table:table-cell><table:table-cell table:style-name="Table11.A1" office:value-type="string"><text:p text:style-name="P130"><text:span text:style-name="T16">5</text:span>_val</text:p></table:table-cell><table:table-cell table:style-name="Table11.D1" office:value-type="string"><text:p text:style-name="P130"><text:span text:style-name="T16">5</text:span>_test</text:p></table:table-cell></table:table-row><table:table-row><table:table-cell table:style-name="Table11.A2" office:value-type="string"><text:p text:style-name="P130">train</text:p></table:table-cell><table:table-cell table:style-name="Table11.A2" office:value-type="string"><text:p text:style-name="P164">29369</text:p></table:table-cell><table:table-cell table:style-name="Table11.A2" office:value-type="string"><text:p text:style-name="P164">5310</text:p></table:table-cell><table:table-cell table:style-name="Table11.D2" office:value-type="string"><text:p text:style-name="P164">4530</text:p></table:table-cell></table:table-row><table:table-row><table:table-cell table:style-name="Table11.A2" office:value-type="string"><text:p text:style-name="P130">val</text:p></table:table-cell><table:table-cell table:style-name="Table11.A2" office:value-type="string"><text:p text:style-name="P165">4734</text:p></table:table-cell><table:table-cell table:style-name="Table11.A2" office:value-type="string"><text:p text:style-name="P165">853</text:p></table:table-cell><table:table-cell table:style-name="Table11.D2" office:value-type="string"><text:p text:style-name="P165">728</text:p></table:table-cell></table:table-row><table:table-row><table:table-cell table:style-name="Table11.A2" office:value-type="string"><text:p text:style-name="P130">test</text:p></table:table-cell><table:table-cell table:style-name="Table11.A2" office:value-type="string"><text:p text:style-name="P166">4746</text:p></table:table-cell><table:table-cell table:style-name="Table11.A2" office:value-type="string"><text:p text:style-name="P166">857</text:p></table:table-cell><table:table-cell table:style-name="Table11.D2" office:value-type="string"><text:p text:style-name="P166">712</text:p></table:table-cell></table:table-row></table:table><text:p text:style-name="Frame_20_contents"/></draw:text-box></draw:frame>Random set 1</text:p>
      <text:p text:style-name="P14"><text:bookmark-start text:name="__DdeLink__125_238904504"/>Train classes</text:p>
      <text:p text:style-name="P35">1 <text:s text:c="4"/>2 <text:s text:c="4"/>3 <text:s text:c="4"/>4 <text:s text:c="4"/>6 <text:s text:c="4"/>7 <text:s text:c="4"/>8 <text:s text:c="4"/>9 <text:s text:c="3"/>12 <text:s text:c="3"/>13 <text:s text:c="3"/>14 <text:s text:c="3"/>15 <text:s text:c="3"/>16 <text:s text:c="3"/>17 <text:s text:c="3"/>18 <text:s text:c="3"/>19 <text:s text:c="3"/>20 <text:s text:c="3"/>22 <text:s text:c="3"/>23 <text:s text:c="3"/>27 <text:s text:c="3"/>28 <text:s text:c="3"/>30 <text:s text:c="3"/>31 <text:s text:c="3"/>33 <text:s text:c="3"/>34 <text:s text:c="3"/>36 <text:s text:c="3"/>37 <text:s text:c="3"/>38 <text:s text:c="3"/>39 <text:s text:c="3"/>40 <text:s text:c="3"/>41 <text:s text:c="3"/>42 <text:s text:c="3"/>43</text:p>
      <text:p text:style-name="P14">Val classes</text:p>
      <text:p text:style-name="P36"><text:s/>5 <text:s text:c="3"/>24 <text:s text:c="3"/>26 <text:s text:c="3"/>29 <text:s text:c="3"/>32</text:p>
      <text:p text:style-name="P14">Test classes</text:p>
      <text:p text:style-name="P36"><text:bookmark-start text:name="__DdeLink__801_706825294"/><text:s/>10 <text:s text:c="3"/>11 <text:s text:c="3"/>21 <text:s text:c="3"/>25 <text:s text:c="3"/>35<text:bookmark-end text:name="__DdeLink__801_706825294"/></text:p>
      <text:p text:style-name="P24">TestVal</text:p>
      <text:p text:style-name="P37"><text:span text:style-name="T1">5 <text:s text:c="4"/></text:span>10 <text:s text:c="3"/>11 <text:s text:c="3"/>21 <text:s text:c="3"/><text:span text:style-name="T1">24</text:span> <text:s text:c="3"/>25 <text:s text:c="2"/><text:span text:style-name="T1">26</text:span> <text:s text:c="2"/><text:span text:style-name="T1">29 <text:s/>32</text:span> <text:s text:c="2"/>35</text:p>
      <text:p text:style-name="P37"/>
      <text:p text:style-name="P83"><text:s text:c="4"/>slice_point: 4</text:p>
      <text:p text:style-name="P83"><text:s text:c="4"/>slice_point: 5</text:p>
      <text:p text:style-name="P83"><text:s text:c="4"/>slice_point: 9</text:p>
      <text:p text:style-name="P83"><text:s text:c="4"/>slice_point: 11</text:p>
      <text:p text:style-name="P83"><text:s text:c="4"/>slice_point: 20</text:p>
      <text:p text:style-name="P83"><text:s text:c="4"/>slice_point: 21</text:p>
      <text:p text:style-name="P83"><text:s text:c="4"/>slice_point: 23</text:p>
      <text:p text:style-name="P83"><text:s text:c="4"/>slice_point: 2<text:span text:style-name="T24">6</text:span></text:p>
      <text:p text:style-name="P83"><text:s text:c="4"/>slice_point: 2<text:span text:style-name="T25">8</text:span></text:p>
      <text:p text:style-name="P83"><text:s text:c="4"/>slice_point: 2<text:span text:style-name="T25">9</text:span></text:p>
      <text:p text:style-name="P83"><text:s text:c="4"/>slice_point: <text:span text:style-name="T25">31</text:span></text:p>
      <text:p text:style-name="P84"><text:s text:c="4"/>slice_point: <text:span text:style-name="T25">32</text:span></text:p>
      <text:p text:style-name="P84"><text:s text:c="4"/>slice_point: <text:span text:style-name="T25">34</text:span></text:p>
      <text:p text:style-name="P84"><text:s text:c="4"/>slice_point: <text:span text:style-name="T25">35</text:span></text:p>
      <text:p text:style-name="P37"><text:bookmark-end text:name="__DdeLink__125_238904504"/></text:p>
      <text:p text:style-name="P5"><draw:frame draw:style-name="fr1" draw:name="Frame12" text:anchor-type="paragraph" svg:x="11.813cm" svg:y="0.023cm" svg:width="5.95cm" style:rel-width="35%" svg:height="3.083cm" style:rel-height="12%" draw:z-index="11"><draw:text-box><table:table table:name="Table12" table:style-name="Table12"><table:table-column table:style-name="Table12.A" table:number-columns-repeated="4"/><table:table-row><table:table-cell table:style-name="Table12.A1" office:value-type="string"><text:p text:style-name="P130"/></table:table-cell><table:table-cell table:style-name="Table12.A1" office:value-type="string"><text:p text:style-name="P130"><text:span text:style-name="T17">33</text:span>_tr</text:p></table:table-cell><table:table-cell table:style-name="Table12.A1" office:value-type="string"><text:p text:style-name="P130"><text:span text:style-name="T17">5</text:span>_val</text:p></table:table-cell><table:table-cell table:style-name="Table12.D1" office:value-type="string"><text:p text:style-name="P130"><text:span text:style-name="T17">5</text:span>_test</text:p></table:table-cell></table:table-row><table:table-row><table:table-cell table:style-name="Table12.A2" office:value-type="string"><text:p text:style-name="P130">train</text:p></table:table-cell><table:table-cell table:style-name="Table12.A2" office:value-type="string"><text:p text:style-name="P167">29489</text:p></table:table-cell><table:table-cell table:style-name="Table12.A2" office:value-type="string"><text:p text:style-name="P167">4800</text:p></table:table-cell><table:table-cell table:style-name="Table12.D2" office:value-type="string"><text:p text:style-name="P167">4920</text:p></table:table-cell></table:table-row><table:table-row><table:table-cell table:style-name="Table12.A2" office:value-type="string"><text:p text:style-name="P130">val</text:p></table:table-cell><table:table-cell table:style-name="Table12.A2" office:value-type="string"><text:p text:style-name="P168">4690</text:p></table:table-cell><table:table-cell table:style-name="Table12.A2" office:value-type="string"><text:p text:style-name="P168">795</text:p></table:table-cell><table:table-cell table:style-name="Table12.D2" office:value-type="string"><text:p text:style-name="P168">830</text:p></table:table-cell></table:table-row><table:table-row><table:table-cell table:style-name="Table12.A2" office:value-type="string"><text:p text:style-name="P130">test</text:p></table:table-cell><table:table-cell table:style-name="Table12.A2" office:value-type="string"><text:p text:style-name="P169">4790</text:p></table:table-cell><table:table-cell table:style-name="Table12.A2" office:value-type="string"><text:p text:style-name="P169">735</text:p></table:table-cell><table:table-cell table:style-name="Table12.D2" office:value-type="string"><text:p text:style-name="P169">790</text:p></table:table-cell></table:table-row></table:table><text:p text:style-name="Frame_20_contents"/></draw:text-box></draw:frame>Random set <text:span text:style-name="T2">2</text:span></text:p>
      <text:p text:style-name="P15">Train classes</text:p>
      <text:p text:style-name="P48">1 <text:s text:c="4"/>2 <text:s text:c="4"/>5 <text:s text:c="4"/>6 <text:s text:c="4"/>7 <text:s text:c="4"/>8 <text:s text:c="4"/>9 <text:s text:c="3"/>11 <text:s text:c="3"/>12 <text:s text:c="3"/>13 <text:s text:c="3"/>16 <text:s text:c="3"/>17 <text:s text:c="3"/>18 <text:s text:c="3"/>19 <text:s text:c="3"/>20 <text:s text:c="3"/>21 <text:s text:c="3"/>22 <text:s text:c="3"/>23 <text:s text:c="3"/>26 <text:s text:c="3"/>27 <text:s text:c="3"/>28 <text:s text:c="3"/>29 <text:s text:c="3"/>30 <text:s text:c="3"/>31 <text:s text:c="3"/>32 <text:s text:c="3"/>33 <text:s text:c="3"/>34 <text:s text:c="3"/>36 <text:s text:c="3"/>37 <text:s text:c="3"/>39 <text:s text:c="3"/>40 <text:s text:c="3"/>41 <text:s text:c="3"/>43</text:p>
      <text:p text:style-name="P15">Val classes</text:p>
      <text:p text:style-name="P48">3 <text:s text:c="4"/>4 <text:s text:c="3"/>24 <text:s text:c="3"/>35 <text:s text:c="3"/>38</text:p>
      <text:p text:style-name="P15">Test classes</text:p>
      <text:p text:style-name="P48"><text:bookmark-start text:name="__DdeLink__801_7068252941"/>10 <text:s text:c="3"/>14 <text:s text:c="3"/>15 <text:s text:c="3"/>25 <text:s text:c="3"/>42<text:bookmark-end text:name="__DdeLink__801_7068252941"/></text:p>
      <text:p text:style-name="P25">TestVal</text:p>
      <text:p text:style-name="P42">3 <text:s text:c="4"/>4 <text:s text:c="3"/>10 <text:s text:c="3"/>14 <text:s text:c="3"/>15 <text:s text:c="3"/>24 <text:s text:c="3"/>25 <text:s text:c="3"/>35 <text:s text:c="3"/>38 <text:s text:c="3"/>42</text:p>
      <text:p text:style-name="P85"><text:s text:c="4"/>slice_point: <text:span text:style-name="T26">2</text:span></text:p>
      <text:p text:style-name="P85"><text:s text:c="4"/>slice_point: <text:span text:style-name="T47">4</text:span></text:p>
      <text:p text:style-name="P85"><text:s text:c="4"/>slice_point: 9</text:p>
      <text:p text:style-name="P85"><text:s text:c="4"/>slice_point: 1<text:span text:style-name="T26">0</text:span></text:p>
      <text:p text:style-name="P85"><text:s text:c="4"/>slice_point: <text:span text:style-name="T26">13</text:span></text:p>
      <text:p text:style-name="P85"><text:s text:c="4"/>slice_point: <text:span text:style-name="T26">15</text:span></text:p>
      <text:p text:style-name="P85"><text:s text:c="4"/>slice_point: 23</text:p>
      <text:p text:style-name="P85"><text:s text:c="4"/>slice_point: 2<text:span text:style-name="T26">5</text:span></text:p>
      <text:p text:style-name="P85"><text:s text:c="4"/>slice_point: <text:span text:style-name="T26">34</text:span></text:p>
      <text:p text:style-name="P85"><text:s text:c="4"/>slice_point: <text:span text:style-name="T26">35</text:span></text:p>
      <text:p text:style-name="P85"><text:s text:c="4"/>slice_point: <text:span text:style-name="T25">37</text:span></text:p>
      <text:p text:style-name="P85"><text:s text:c="4"/>slice_point: <text:span text:style-name="T25">38</text:span></text:p>
      <text:p text:style-name="P85"><text:s text:c="4"/>slice_point: <text:span text:style-name="T27">41</text:span></text:p>
      <text:p text:style-name="P85"><text:s text:c="4"/>slice_point: <text:span text:style-name="T27">42</text:span></text:p>
      <text:p text:style-name="P6"/>
      <text:p text:style-name="P6">Random set <text:span text:style-name="T3">3</text:span></text:p>
      <text:p text:style-name="P16">Train classes</text:p>
      <text:p text:style-name="P60"><draw:frame draw:style-name="fr1" draw:name="Frame13" text:anchor-type="paragraph" svg:x="11.167cm" svg:y="0.011cm" svg:width="5.95cm" style:rel-width="35%" svg:height="3.083cm" style:rel-height="12%" draw:z-index="12"><draw:text-box><table:table table:name="Table13" table:style-name="Table13"><table:table-column table:style-name="Table13.A" table:number-columns-repeated="4"/><table:table-row><table:table-cell table:style-name="Table13.A1" office:value-type="string"><text:p text:style-name="P130"/></table:table-cell><table:table-cell table:style-name="Table13.A1" office:value-type="string"><text:p text:style-name="P130"><text:span text:style-name="T18">33</text:span>_tr</text:p></table:table-cell><table:table-cell table:style-name="Table13.A1" office:value-type="string"><text:p text:style-name="P130"><text:span text:style-name="T18">5</text:span>_val</text:p></table:table-cell><table:table-cell table:style-name="Table13.D1" office:value-type="string"><text:p text:style-name="P130"><text:span text:style-name="T18">5</text:span>_test</text:p></table:table-cell></table:table-row><table:table-row><table:table-cell table:style-name="Table13.A2" office:value-type="string"><text:p text:style-name="P130">train</text:p></table:table-cell><table:table-cell table:style-name="Table13.A2" office:value-type="string"><text:p text:style-name="P170">30989</text:p></table:table-cell><table:table-cell table:style-name="Table13.A2" office:value-type="string"><text:p text:style-name="P170">4710</text:p></table:table-cell><table:table-cell table:style-name="Table13.D2" office:value-type="string"><text:p text:style-name="P170">3510</text:p></table:table-cell></table:table-row><table:table-row><table:table-cell table:style-name="Table13.A2" office:value-type="string"><text:p text:style-name="P130">val</text:p></table:table-cell><table:table-cell table:style-name="Table13.A2" office:value-type="string"><text:p text:style-name="P171">4972</text:p></table:table-cell><table:table-cell table:style-name="Table13.A2" office:value-type="string"><text:p text:style-name="P171">771</text:p></table:table-cell><table:table-cell table:style-name="Table13.D2" office:value-type="string"><text:p text:style-name="P171">572</text:p></table:table-cell></table:table-row><table:table-row><table:table-cell table:style-name="Table13.A2" office:value-type="string"><text:p text:style-name="P130">test</text:p></table:table-cell><table:table-cell table:style-name="Table13.A2" office:value-type="string"><text:p text:style-name="P172">4958</text:p></table:table-cell><table:table-cell table:style-name="Table13.A2" office:value-type="string"><text:p text:style-name="P172">759</text:p></table:table-cell><table:table-cell table:style-name="Table13.D2" office:value-type="string"><text:p text:style-name="P172">598</text:p></table:table-cell></table:table-row></table:table><text:p text:style-name="Frame_20_contents"/></draw:text-box></draw:frame>2 <text:s text:c="4"/>3 <text:s text:c="4"/>4 <text:s text:c="4"/>5 <text:s text:c="4"/>6 <text:s text:c="4"/>7 <text:s text:c="4"/>8 <text:s text:c="4"/>9 <text:s text:c="3"/>10 <text:s text:c="3"/>12 <text:s text:c="3"/>13 <text:s text:c="3"/>17 <text:s text:c="3"/>18 <text:s text:c="3"/>20 <text:s text:c="3"/>21 <text:s text:c="3"/>23 <text:s text:c="3"/>24 <text:s text:c="2"/>26 <text:s text:c="3"/>27 <text:s text:c="3"/>28 <text:s text:c="3"/>29 <text:s text:c="3"/>30 <text:s text:c="3"/>31 <text:s text:c="3"/>32 <text:s text:c="3"/>33 <text:s text:c="3"/>34 <text:s text:c="3"/>35 <text:s text:c="3"/>36 <text:s text:c="3"/>38 <text:s text:c="3"/>39 <text:s text:c="3"/>40 <text:s text:c="3"/>41 <text:s text:c="3"/>42</text:p>
      <text:p text:style-name="P16">Val classes</text:p>
      <text:p text:style-name="P60">14 <text:s text:c="3"/>16 <text:s text:c="3"/>19 <text:s text:c="3"/>22 <text:s text:c="3"/>37</text:p>
      <text:p text:style-name="P16">Test classes</text:p>
      <text:p text:style-name="P60">1 <text:s text:c="3"/>11 <text:s text:c="3"/>15 <text:s text:c="3"/>25 <text:s text:c="3"/>43</text:p>
      <text:p text:style-name="P26">TestVal</text:p>
      <text:p text:style-name="P43"><text:s/>1 <text:s text:c="3"/>11 <text:s text:c="3"/>14 <text:s text:c="3"/>15 <text:s text:c="3"/>16 <text:s text:c="3"/>19 <text:s text:c="3"/>22 <text:s text:c="3"/>25 <text:s text:c="3"/>37 <text:s text:c="3"/>43</text:p>
      <text:p text:style-name="P88"><text:s text:c="4"/></text:p>
      <text:p text:style-name="P88"><text:s text:c="5"/>slice_point: <text:span text:style-name="T28">1</text:span></text:p>
      <text:p text:style-name="P86"><text:s text:c="4"/>slice_point: <text:span text:style-name="T28">10</text:span></text:p>
      <text:p text:style-name="P86"><text:s text:c="4"/>slice_point: 11</text:p>
      <text:p text:style-name="P86"><text:s text:c="4"/>slice_point: <text:span text:style-name="T29">13</text:span></text:p>
      <text:p text:style-name="P86"><text:s text:c="4"/>slice_point: <text:span text:style-name="T29">16</text:span></text:p>
      <text:p text:style-name="P86"><text:s text:c="4"/>slice_point: <text:span text:style-name="T30">18</text:span></text:p>
      <text:p text:style-name="P86"><text:s text:c="4"/>slice_point: <text:span text:style-name="T30">19</text:span></text:p>
      <text:p text:style-name="P86"><text:s text:c="4"/>slice_point: <text:span text:style-name="T31">21</text:span></text:p>
      <text:p text:style-name="P86"><text:s text:c="4"/>slice_point: <text:span text:style-name="T31">22</text:span></text:p>
      <text:p text:style-name="P86"><text:s text:c="4"/>slice_point: <text:span text:style-name="T31">24</text:span></text:p>
      <text:p text:style-name="P86"><text:s text:c="4"/>slice_point: <text:span text:style-name="T31">25</text:span></text:p>
      <text:p text:style-name="P86"><text:s text:c="4"/>slice_point: <text:span text:style-name="T31">36</text:span></text:p>
      <text:p text:style-name="P86"><text:s text:c="4"/>slice_point: <text:span text:style-name="T31">37</text:span></text:p>
      <text:p text:style-name="P87"><text:s text:c="4"/>slice_point: <text:span text:style-name="T32">42</text:span></text:p>
      <text:p text:style-name="P6"><text:soft-page-break/></text:p>
      <text:p text:style-name="P6">Random set <text:span text:style-name="T3">4</text:span></text:p>
      <text:p text:style-name="P16">Train classes</text:p>
      <text:p text:style-name="P61"><draw:frame draw:style-name="fr1" draw:name="Frame14" text:anchor-type="paragraph" svg:x="11.167cm" svg:y="0.011cm" svg:width="5.95cm" style:rel-width="35%" svg:height="3.083cm" style:rel-height="12%" draw:z-index="13"><draw:text-box><table:table table:name="Table14" table:style-name="Table14"><table:table-column table:style-name="Table14.A" table:number-columns-repeated="4"/><table:table-row><table:table-cell table:style-name="Table14.A1" office:value-type="string"><text:p text:style-name="P130"/></table:table-cell><table:table-cell table:style-name="Table14.A1" office:value-type="string"><text:p text:style-name="P130"><text:span text:style-name="T19">33</text:span>_tr</text:p></table:table-cell><table:table-cell table:style-name="Table14.A1" office:value-type="string"><text:p text:style-name="P130"><text:span text:style-name="T19">5</text:span>_val</text:p></table:table-cell><table:table-cell table:style-name="Table14.D1" office:value-type="string"><text:p text:style-name="P130"><text:span text:style-name="T19">5</text:span>_test</text:p></table:table-cell></table:table-row><table:table-row><table:table-cell table:style-name="Table14.A2" office:value-type="string"><text:p text:style-name="P130">train</text:p></table:table-cell><table:table-cell table:style-name="Table14.A2" office:value-type="string"><text:p text:style-name="P173">30539</text:p></table:table-cell><table:table-cell table:style-name="Table14.A2" office:value-type="string"><text:p text:style-name="P173">1890</text:p></table:table-cell><table:table-cell table:style-name="Table14.D2" office:value-type="string"><text:p text:style-name="P173">6780</text:p></table:table-cell></table:table-row><table:table-row><table:table-cell table:style-name="Table14.A2" office:value-type="string"><text:p text:style-name="P130">val</text:p></table:table-cell><table:table-cell table:style-name="Table14.A2" office:value-type="string"><text:p text:style-name="P174">4963</text:p></table:table-cell><table:table-cell table:style-name="Table14.A2" office:value-type="string"><text:p text:style-name="P174">263</text:p></table:table-cell><table:table-cell table:style-name="Table14.D2" office:value-type="string"><text:p text:style-name="P174">1089</text:p></table:table-cell></table:table-row><table:table-row><table:table-cell table:style-name="Table14.A2" office:value-type="string"><text:p text:style-name="P130">test</text:p></table:table-cell><table:table-cell table:style-name="Table14.A2" office:value-type="string"><text:p text:style-name="P175">4907</text:p></table:table-cell><table:table-cell table:style-name="Table14.A2" office:value-type="string"><text:p text:style-name="P175">277</text:p></table:table-cell><table:table-cell table:style-name="Table14.D2" office:value-type="string"><text:p text:style-name="P175">1131</text:p></table:table-cell></table:table-row></table:table><text:p text:style-name="Frame_20_contents"/></draw:text-box></draw:frame>4 <text:s text:c="4"/>5 <text:s text:c="4"/>7 <text:s text:c="4"/>8 <text:s text:c="4"/>9 <text:s text:c="3"/>10 <text:s text:c="3"/>11 <text:s text:c="3"/>12 <text:s text:c="3"/>13 <text:s text:c="3"/>14 <text:s text:c="3"/>15 <text:s text:c="3"/>16 <text:s text:c="3"/>17 <text:s text:c="3"/>18 <text:s text:c="3"/>19 <text:s text:c="3"/>20 <text:s text:c="3"/>22 <text:s text:c="3"/>23 <text:s text:c="3"/>25 <text:s text:c="3"/>26 <text:s text:c="3"/>27 <text:s text:c="3"/>28 <text:s text:c="3"/>29 <text:s text:c="3"/>30 <text:s text:c="3"/>31 <text:s text:c="3"/>32 <text:s text:c="3"/>34 <text:s text:c="3"/>36 <text:s text:c="3"/>37 <text:s text:c="3"/>38 <text:s text:c="3"/>39 <text:s text:c="3"/>40 <text:s text:c="3"/>42</text:p>
      <text:p text:style-name="P16">Val classes</text:p>
      <text:p text:style-name="P61">1 <text:s text:c="4"/>2 <text:s text:c="4"/>3 <text:s text:c="4"/>6 <text:s text:c="3"/>33</text:p>
      <text:p text:style-name="P16">Test classes</text:p>
      <text:p text:style-name="P61"><text:bookmark text:name="__DdeLink__801_706825294111"/>21 <text:s text:c="3"/>24 <text:s text:c="3"/>35 <text:s text:c="3"/>41 <text:s text:c="3"/>43</text:p>
      <text:p text:style-name="P34">TestVal</text:p>
      <text:p text:style-name="P44">1 <text:s text:c="4"/>2 <text:s text:c="4"/>3 <text:s text:c="4"/>6 <text:s text:c="3"/>21 <text:s text:c="3"/>24 <text:s text:c="3"/>33 <text:s text:c="3"/>35 <text:s text:c="3"/>41 <text:s text:c="3"/>43</text:p>
      <text:p text:style-name="P89"><text:s text:c="4"/>slice_point:<text:span text:style-name="T33">3</text:span></text:p>
      <text:p text:style-name="P89"><text:s text:c="4"/>slice_point: <text:span text:style-name="T33">5</text:span></text:p>
      <text:p text:style-name="P89"><text:s text:c="4"/>slice_point: <text:span text:style-name="T33">6</text:span></text:p>
      <text:p text:style-name="P89"><text:s text:c="4"/>slice_point: <text:span text:style-name="T33">20</text:span></text:p>
      <text:p text:style-name="P89"><text:s text:c="4"/>slice_point: <text:span text:style-name="T33">21</text:span></text:p>
      <text:p text:style-name="P89"><text:s text:c="4"/>slice_point: <text:span text:style-name="T33">23</text:span></text:p>
      <text:p text:style-name="P89"><text:s text:c="4"/>slice_point: <text:span text:style-name="T33">24</text:span></text:p>
      <text:p text:style-name="P89"><text:s text:c="4"/>slice_point: <text:span text:style-name="T34">32</text:span></text:p>
      <text:p text:style-name="P89"><text:s text:c="4"/>slice_point: <text:span text:style-name="T34">33</text:span></text:p>
      <text:p text:style-name="P89"><text:s text:c="4"/>slice_point: <text:span text:style-name="T34">34</text:span></text:p>
      <text:p text:style-name="P89"><text:s text:c="4"/>slice_point: <text:span text:style-name="T34">35</text:span></text:p>
      <text:p text:style-name="P89"><text:s text:c="4"/>slice_point: <text:span text:style-name="T34">40</text:span></text:p>
      <text:p text:style-name="P89"><text:s text:c="4"/>slice_point: <text:span text:style-name="T34">41</text:span></text:p>
      <text:p text:style-name="P89"><text:s text:c="4"/>slice_point: <text:span text:style-name="T34">42</text:span></text:p>
      <text:p text:style-name="P5"/>
      <text:p text:style-name="P6">Random set <text:span text:style-name="T3">5</text:span></text:p>
      <text:p text:style-name="P16">Train classes</text:p>
      <text:p text:style-name="P62"><draw:frame draw:style-name="fr1" draw:name="Frame15" text:anchor-type="paragraph" svg:x="11.167cm" svg:y="0.011cm" svg:width="5.95cm" style:rel-width="35%" svg:height="3.083cm" style:rel-height="12%" draw:z-index="14"><draw:text-box><table:table table:name="Table15" table:style-name="Table15"><table:table-column table:style-name="Table15.A" table:number-columns-repeated="4"/><table:table-row><table:table-cell table:style-name="Table15.A1" office:value-type="string"><text:p text:style-name="P130"/></table:table-cell><table:table-cell table:style-name="Table15.A1" office:value-type="string"><text:p text:style-name="P130"><text:span text:style-name="T19">33</text:span>_tr</text:p></table:table-cell><table:table-cell table:style-name="Table15.A1" office:value-type="string"><text:p text:style-name="P130"><text:span text:style-name="T19">5</text:span>_val</text:p></table:table-cell><table:table-cell table:style-name="Table15.D1" office:value-type="string"><text:p text:style-name="P130"><text:span text:style-name="T19">5</text:span>_test</text:p></table:table-cell></table:table-row><table:table-row><table:table-cell table:style-name="Table15.A2" office:value-type="string"><text:p text:style-name="P130">train</text:p></table:table-cell><table:table-cell table:style-name="Table15.A2" office:value-type="string"><text:p text:style-name="P176">30299</text:p></table:table-cell><table:table-cell table:style-name="Table15.A2" office:value-type="string"><text:p text:style-name="P176">3480</text:p></table:table-cell><table:table-cell table:style-name="Table15.D2" office:value-type="string"><text:p text:style-name="P176">5430</text:p></table:table-cell></table:table-row><table:table-row><table:table-cell table:style-name="Table15.A2" office:value-type="string"><text:p text:style-name="P130">val</text:p></table:table-cell><table:table-cell table:style-name="Table15.A2" office:value-type="string"><text:p text:style-name="P177">4881</text:p></table:table-cell><table:table-cell table:style-name="Table15.A2" office:value-type="string"><text:p text:style-name="P177">559</text:p></table:table-cell><table:table-cell table:style-name="Table15.D2" office:value-type="string"><text:p text:style-name="P177">875</text:p></table:table-cell></table:table-row><table:table-row><table:table-cell table:style-name="Table15.A2" office:value-type="string"><text:p text:style-name="P130">test</text:p></table:table-cell><table:table-cell table:style-name="Table15.A2" office:value-type="string"><text:p text:style-name="P178">4899</text:p></table:table-cell><table:table-cell table:style-name="Table15.A2" office:value-type="string"><text:p text:style-name="P178">551</text:p></table:table-cell><table:table-cell table:style-name="Table15.D2" office:value-type="string"><text:p text:style-name="P178">865</text:p></table:table-cell></table:table-row></table:table><text:p text:style-name="Frame_20_contents"/></draw:text-box></draw:frame>1 <text:s text:c="4"/>2 <text:s text:c="4"/>3 <text:s text:c="4"/>4 <text:s text:c="4"/>5 <text:s text:c="4"/>6 <text:s text:c="4"/>9 <text:s text:c="3"/>11 <text:s text:c="3"/>12 <text:s text:c="3"/>13 <text:s text:c="3"/>14 <text:s text:c="3"/>15 <text:s text:c="3"/>16 <text:s text:c="3"/>17 <text:s text:c="3"/>18 <text:s text:c="3"/>19 <text:s text:c="3"/>20 <text:s text:c="3"/>21 <text:s text:c="3"/>22 <text:s text:c="3"/>23 <text:s text:c="3"/>24 <text:s text:c="3"/>25 <text:s text:c="3"/>27 <text:s text:c="3"/>30 <text:s text:c="3"/>31 <text:s text:c="3"/>34 <text:s text:c="3"/>35 <text:s text:c="3"/>36 <text:s text:c="3"/>37 <text:s text:c="3"/>40 <text:s text:c="3"/>41 <text:s text:c="3"/>42 <text:s text:c="3"/>43</text:p>
      <text:p text:style-name="P16">Val classes</text:p>
      <text:p text:style-name="P63">8 <text:s text:c="3"/>10 <text:s text:c="3"/>26 <text:s text:c="3"/>28 <text:s text:c="3"/>32</text:p>
      <text:p text:style-name="P16">Test classes</text:p>
      <text:p text:style-name="P63"><text:bookmark text:name="__DdeLink__801_706825294112"/>7 <text:s text:c="3"/>29 <text:s text:c="3"/>33 <text:s text:c="3"/>38 <text:s text:c="3"/>39</text:p>
      <text:p text:style-name="P34">TestVal</text:p>
      <text:p text:style-name="P45">7 <text:s text:c="4"/>8 <text:s text:c="3"/>10 <text:s text:c="3"/>26 <text:s text:c="3"/>28 <text:s text:c="3"/>29 <text:s text:c="3"/>32 <text:s text:c="3"/>33 <text:s text:c="3"/>38 <text:s text:c="3"/>39</text:p>
      <text:p text:style-name="P90"><text:s text:c="4"/>slice_point:<text:span text:style-name="T35">6</text:span></text:p>
      <text:p text:style-name="P90"><text:s text:c="4"/>slice_point:<text:span text:style-name="T36">8</text:span></text:p>
      <text:p text:style-name="P90"><text:s text:c="4"/>slice_point: <text:span text:style-name="T36">9</text:span></text:p>
      <text:p text:style-name="P90"><text:s text:c="4"/>slice_point: <text:span text:style-name="T36">10</text:span></text:p>
      <text:p text:style-name="P90"><text:s text:c="4"/>slice_point: <text:span text:style-name="T36">25</text:span></text:p>
      <text:p text:style-name="P90"><text:s text:c="4"/>slice_point: <text:span text:style-name="T36">26</text:span></text:p>
      <text:p text:style-name="P90"><text:s text:c="4"/>slice_point: <text:span text:style-name="T36">27</text:span></text:p>
      <text:p text:style-name="P90"><text:s text:c="4"/>slice_point: <text:span text:style-name="T36">29</text:span></text:p>
      <text:p text:style-name="P90"><text:s text:c="4"/>slice_point: <text:span text:style-name="T36">31</text:span></text:p>
      <text:p text:style-name="P90"><text:s text:c="4"/>slice_point: <text:span text:style-name="T36">33</text:span></text:p>
      <text:p text:style-name="P90"><text:s text:c="4"/>slice_point: <text:span text:style-name="T36">37</text:span></text:p>
      <text:p text:style-name="P90"><text:s text:c="4"/>slice_point: <text:span text:style-name="T36">39</text:span></text:p>
      <text:p text:style-name="P116"/>
      <text:p text:style-name="P116">Random set <text:span text:style-name="T20">6</text:span></text:p>
      <text:p text:style-name="P120"><draw:frame draw:style-name="fr1" draw:name="Frame17" text:anchor-type="paragraph" svg:x="11.167cm" svg:y="0.011cm" svg:width="5.95cm" style:rel-width="35%" svg:height="3.083cm" style:rel-height="12%" draw:z-index="15"><draw:text-box><table:table table:name="Table17" table:style-name="Table17"><table:table-column table:style-name="Table17.A" table:number-columns-repeated="4"/><table:table-row><table:table-cell table:style-name="Table17.A1" office:value-type="string"><text:p text:style-name="P130"/></table:table-cell><table:table-cell table:style-name="Table17.A1" office:value-type="string"><text:p text:style-name="P130"><text:span text:style-name="T19">33</text:span>_tr</text:p></table:table-cell><table:table-cell table:style-name="Table17.A1" office:value-type="string"><text:p text:style-name="P130"><text:span text:style-name="T19">5</text:span>_val</text:p></table:table-cell><table:table-cell table:style-name="Table17.D1" office:value-type="string"><text:p text:style-name="P130"><text:span text:style-name="T19">5</text:span>_test</text:p></table:table-cell></table:table-row><table:table-row><table:table-cell table:style-name="Table17.A2" office:value-type="string"><text:p text:style-name="P130">train</text:p></table:table-cell><table:table-cell table:style-name="Table17.A2" office:value-type="string"><text:p text:style-name="P179">26099</text:p></table:table-cell><table:table-cell table:style-name="Table17.A2" office:value-type="string"><text:p text:style-name="P179">7200</text:p></table:table-cell><table:table-cell table:style-name="Table17.D2" office:value-type="string"><text:p text:style-name="P179">5910</text:p></table:table-cell></table:table-row><table:table-row><table:table-cell table:style-name="Table17.A2" office:value-type="string"><text:p text:style-name="P130">val</text:p></table:table-cell><table:table-cell table:style-name="Table17.A2" office:value-type="string"><text:p text:style-name="P180">4188</text:p></table:table-cell><table:table-cell table:style-name="Table17.A2" office:value-type="string"><text:p text:style-name="P180">1152</text:p></table:table-cell><table:table-cell table:style-name="Table17.D2" office:value-type="string"><text:p text:style-name="P180">975</text:p></table:table-cell></table:table-row><table:table-row><table:table-cell table:style-name="Table17.A2" office:value-type="string"><text:p text:style-name="P130">test</text:p></table:table-cell><table:table-cell table:style-name="Table17.A2" office:value-type="string"><text:p text:style-name="P181">4182</text:p></table:table-cell><table:table-cell table:style-name="Table17.A2" office:value-type="string"><text:p text:style-name="P181">1188</text:p></table:table-cell><table:table-cell table:style-name="Table17.D2" office:value-type="string"><text:p text:style-name="P181">945</text:p></table:table-cell></table:table-row></table:table><text:p text:style-name="Frame_20_contents"/></draw:text-box></draw:frame>Train classes</text:p>
      <text:p text:style-name="P105"><text:s/>1 <text:s text:c="4"/>2 <text:s text:c="4"/>4 <text:s text:c="4"/>6 <text:s text:c="4"/>7 <text:s text:c="4"/>8 <text:s text:c="4"/>9 <text:s text:c="3"/>13 <text:s text:c="3"/>14 <text:s text:c="3"/>15 <text:s text:c="3"/>16 <text:s text:c="3"/>17 <text:s text:c="3"/>18 <text:s text:c="3"/>19 <text:s text:c="3"/>20 <text:s text:c="3"/>21 <text:s text:c="3"/>22 <text:s text:c="3"/>23 <text:s text:c="3"/>24</text:p>
      <text:p text:style-name="P105"><text:s/>25 <text:s text:c="3"/>27 <text:s text:c="3"/>28 <text:s text:c="3"/>30 <text:s text:c="3"/>32 <text:s text:c="3"/>33 <text:s text:c="3"/>34 <text:s text:c="3"/>35 <text:s text:c="3"/>38 <text:s text:c="3"/>39 <text:s text:c="3"/>40 <text:s text:c="3"/>41 <text:s text:c="3"/>42 <text:s text:c="3"/>43</text:p>
      <text:p text:style-name="P120">Val classes</text:p>
      <text:p text:style-name="P106"><text:s/>5 <text:s text:c="3"/>11 <text:s text:c="3"/>12 <text:s text:c="3"/>26 <text:s text:c="3"/>37</text:p>
      <text:p text:style-name="P120">Test classes</text:p>
      <text:p text:style-name="P106">3 <text:s text:c="3"/>10 <text:s text:c="3"/>29 <text:s text:c="3"/>31 <text:s text:c="3"/>36</text:p>
      <text:p text:style-name="P124">TestVal</text:p>
      <text:p text:style-name="P78">3 <text:s text:c="4"/>5 <text:s text:c="3"/>10 <text:s text:c="3"/>11 <text:s text:c="3"/>12 <text:s text:c="3"/>26 <text:s text:c="3"/>29 <text:s text:c="3"/>31 <text:s text:c="3"/>36 <text:s text:c="3"/>37</text:p>
      <text:p text:style-name="P91"/>
      <text:p text:style-name="P91"/>
      <text:p text:style-name="P91"><text:s text:c="4"/>slice_point:<text:span text:style-name="T37">2</text:span></text:p>
      <text:p text:style-name="P91"><text:s text:c="4"/>slice_point:<text:span text:style-name="T37">3</text:span></text:p>
      <text:p text:style-name="P91"><text:s text:c="4"/>slice_point:<text:span text:style-name="T38">4</text:span> </text:p>
      <text:p text:style-name="P91"><text:s text:c="4"/>slice_point:<text:span text:style-name="T38">5</text:span></text:p>
      <text:p text:style-name="P91"><text:s text:c="4"/>slice_point:<text:span text:style-name="T39">9</text:span> </text:p>
      <text:p text:style-name="P91"><text:s text:c="4"/>slice_point: <text:span text:style-name="T39">12</text:span></text:p>
      <text:p text:style-name="P91"><text:s text:c="4"/>slice_point: <text:span text:style-name="T39">25</text:span></text:p>
      <text:p text:style-name="P91"><text:s text:c="4"/>slice_point: <text:span text:style-name="T39">26</text:span></text:p>
      <text:p text:style-name="P91"><text:s text:c="4"/>slice_point: <text:span text:style-name="T39">28</text:span></text:p>
      <text:p text:style-name="P91"><text:s text:c="4"/>slice_point: <text:span text:style-name="T39">29</text:span></text:p>
      <text:p text:style-name="P91"><text:s text:c="4"/>slice_point: <text:span text:style-name="T39">30</text:span></text:p>
      <text:p text:style-name="P91"><text:s text:c="4"/>slice_point: <text:span text:style-name="T39">31</text:span></text:p>
      <text:p text:style-name="P91"><text:s text:c="4"/>slice_point: <text:span text:style-name="T39">35</text:span></text:p>
      <text:p text:style-name="P91"><text:s text:c="4"/>slice_point: <text:span text:style-name="T39">37</text:span></text:p>
      <text:p text:style-name="P76"/>
      <text:p text:style-name="P76"><text:tab/></text:p>
      <text:p text:style-name="P126"/>
      <text:p text:style-name="P116"><text:soft-page-break/>Random set <text:span text:style-name="T21">7</text:span></text:p>
      <text:p text:style-name="P120"><draw:frame draw:style-name="fr1" draw:name="Frame18" text:anchor-type="paragraph" svg:x="11.167cm" svg:y="0.011cm" svg:width="5.95cm" style:rel-width="35%" svg:height="3.083cm" style:rel-height="12%" draw:z-index="16"><draw:text-box><table:table table:name="Table18" table:style-name="Table18"><table:table-column table:style-name="Table18.A" table:number-columns-repeated="4"/><table:table-row><table:table-cell table:style-name="Table18.A1" office:value-type="string"><text:p text:style-name="P130"/></table:table-cell><table:table-cell table:style-name="Table18.A1" office:value-type="string"><text:p text:style-name="P130"><text:span text:style-name="T19">33</text:span>_tr</text:p></table:table-cell><table:table-cell table:style-name="Table18.A1" office:value-type="string"><text:p text:style-name="P130"><text:span text:style-name="T19">5</text:span>_val</text:p></table:table-cell><table:table-cell table:style-name="Table18.D1" office:value-type="string"><text:p text:style-name="P130"><text:span text:style-name="T19">5</text:span>_test</text:p></table:table-cell></table:table-row><table:table-row><table:table-cell table:style-name="Table18.A2" office:value-type="string"><text:p text:style-name="P130">train</text:p></table:table-cell><table:table-cell table:style-name="Table18.A2" office:value-type="string"><text:p text:style-name="P182">31679</text:p></table:table-cell><table:table-cell table:style-name="Table18.A2" office:value-type="string"><text:p text:style-name="P182">3660</text:p></table:table-cell><table:table-cell table:style-name="Table18.D2" office:value-type="string"><text:p text:style-name="P182">3870</text:p></table:table-cell></table:table-row><table:table-row><table:table-cell table:style-name="Table18.A2" office:value-type="string"><text:p text:style-name="P130">val</text:p></table:table-cell><table:table-cell table:style-name="Table18.A2" office:value-type="string"><text:p text:style-name="P183">5159</text:p></table:table-cell><table:table-cell table:style-name="Table18.A2" office:value-type="string"><text:p text:style-name="P183">556</text:p></table:table-cell><table:table-cell table:style-name="Table18.D2" office:value-type="string"><text:p text:style-name="P183">600</text:p></table:table-cell></table:table-row><table:table-row><table:table-cell table:style-name="Table18.A2" office:value-type="string"><text:p text:style-name="P130">test</text:p></table:table-cell><table:table-cell table:style-name="Table18.A2" office:value-type="string"><text:p text:style-name="P184">5101</text:p></table:table-cell><table:table-cell table:style-name="Table18.A2" office:value-type="string"><text:p text:style-name="P184">614</text:p></table:table-cell><table:table-cell table:style-name="Table18.D2" office:value-type="string"><text:p text:style-name="P184">600</text:p></table:table-cell></table:table-row></table:table><text:p text:style-name="Frame_20_contents"/></draw:text-box></draw:frame>Train classes</text:p>
      <text:p text:style-name="P107"><text:s/>3 <text:s text:c="4"/>4 <text:s text:c="4"/>5 <text:s text:c="4"/>6 <text:s text:c="4"/>7 <text:s text:c="4"/>8 <text:s text:c="4"/>9 <text:s text:c="3"/>10 <text:s text:c="3"/>11 <text:s text:c="3"/>12 <text:s text:c="3"/>13 <text:s text:c="3"/>14 <text:s text:c="3"/>15 <text:s text:c="3"/>17 <text:s text:c="3"/>18 <text:s text:c="3"/>20 <text:s text:c="3"/>22 <text:s text:c="3"/>23 <text:s text:c="3"/>24</text:p>
      <text:p text:style-name="P107">25 <text:s text:c="3"/>28 <text:s text:c="3"/>29 <text:s text:c="3"/>31 <text:s text:c="3"/>32 <text:s text:c="3"/>33 <text:s text:c="3"/>34 <text:s text:c="3"/>35 <text:s text:c="3"/>36 <text:s text:c="3"/>37 <text:s text:c="3"/>38 <text:s text:c="3"/>39 <text:s text:c="3"/>41 <text:s text:c="3"/>43</text:p>
      <text:p text:style-name="P120">Val classes</text:p>
      <text:p text:style-name="P108">2 <text:s text:c="3"/>16 <text:s text:c="3"/>30 <text:s text:c="3"/>40 <text:s text:c="3"/>42</text:p>
      <text:p text:style-name="P120">Test classes</text:p>
      <text:p text:style-name="P108">1 <text:s text:c="3"/>19 <text:s text:c="3"/>21 <text:s text:c="3"/>26 <text:s text:c="3"/>27</text:p>
      <text:p text:style-name="P124">TestVal</text:p>
      <text:p text:style-name="P79">1 <text:s text:c="4"/>2 <text:s text:c="3"/>16 <text:s text:c="3"/>19 <text:s text:c="3"/>21 <text:s text:c="3"/>26 <text:s text:c="3"/>27 <text:s text:c="3"/>30 <text:s text:c="3"/>40 <text:s text:c="3"/>42</text:p>
      <text:p text:style-name="P76"><text:tab/></text:p>
      <text:p text:style-name="P92"><text:s text:c="4"/>slice_point: <text:span text:style-name="T40">2</text:span></text:p>
      <text:p text:style-name="P92"><text:s text:c="4"/>slice_point: <text:span text:style-name="T40">15</text:span></text:p>
      <text:p text:style-name="P92"><text:s text:c="4"/>slice_point: <text:span text:style-name="T41">16</text:span></text:p>
      <text:p text:style-name="P92"><text:s text:c="4"/>slice_point: <text:span text:style-name="T41">18</text:span></text:p>
      <text:p text:style-name="P92"><text:s text:c="4"/>slice_point: <text:span text:style-name="T41">19</text:span></text:p>
      <text:p text:style-name="P92"><text:s text:c="4"/>slice_point: <text:span text:style-name="T41">20</text:span></text:p>
      <text:p text:style-name="P92"><text:s text:c="4"/>slice_point: <text:span text:style-name="T41">21</text:span></text:p>
      <text:p text:style-name="P92"><text:s text:c="4"/>slice_point: <text:span text:style-name="T41">25</text:span></text:p>
      <text:p text:style-name="P92"><text:s text:c="4"/>slice_point: <text:span text:style-name="T41">27</text:span></text:p>
      <text:p text:style-name="P92"><text:s text:c="4"/>slice_point: <text:span text:style-name="T41">29</text:span></text:p>
      <text:p text:style-name="P92"><text:s text:c="4"/>slice_point: <text:span text:style-name="T41">30</text:span></text:p>
      <text:p text:style-name="P92"><text:s text:c="4"/>slice_point: <text:span text:style-name="T41">39</text:span></text:p>
      <text:p text:style-name="P92"><text:s text:c="4"/>slice_point: <text:span text:style-name="T41">40</text:span></text:p>
      <text:p text:style-name="P92"><text:s text:c="4"/>slice_point: <text:span text:style-name="T41">41</text:span></text:p>
      <text:p text:style-name="P93"><text:s text:c="4"/>slice_point: <text:span text:style-name="T41">42</text:span></text:p>
      <text:p text:style-name="P128"><text:span text:style-name="T8">Random set </text:span><text:span text:style-name="T9">8</text:span></text:p>
      <text:p text:style-name="P120">Train classes</text:p>
      <text:p text:style-name="P109"><draw:frame draw:style-name="fr1" draw:name="Frame19" text:anchor-type="paragraph" svg:x="11.167cm" svg:y="0.011cm" svg:width="5.95cm" style:rel-width="35%" svg:height="3.083cm" style:rel-height="12%" draw:z-index="17"><draw:text-box><table:table table:name="Table19" table:style-name="Table19"><table:table-column table:style-name="Table19.A" table:number-columns-repeated="4"/><table:table-row><table:table-cell table:style-name="Table19.A1" office:value-type="string"><text:p text:style-name="P130"/></table:table-cell><table:table-cell table:style-name="Table19.A1" office:value-type="string"><text:p text:style-name="P130"><text:span text:style-name="T19">33</text:span>_tr</text:p></table:table-cell><table:table-cell table:style-name="Table19.A1" office:value-type="string"><text:p text:style-name="P130"><text:span text:style-name="T19">5</text:span>_val</text:p></table:table-cell><table:table-cell table:style-name="Table19.D1" office:value-type="string"><text:p text:style-name="P130"><text:span text:style-name="T19">5</text:span>_test</text:p></table:table-cell></table:table-row><table:table-row><table:table-cell table:style-name="Table19.A2" office:value-type="string"><text:p text:style-name="P130">train</text:p></table:table-cell><table:table-cell table:style-name="Table19.A2" office:value-type="string"><text:p text:style-name="P185">31169</text:p></table:table-cell><table:table-cell table:style-name="Table19.A2" office:value-type="string"><text:p text:style-name="P185">3360</text:p></table:table-cell><table:table-cell table:style-name="Table19.D2" office:value-type="string"><text:p text:style-name="P185">4680</text:p></table:table-cell></table:table-row><table:table-row><table:table-cell table:style-name="Table19.A2" office:value-type="string"><text:p text:style-name="P130">val</text:p></table:table-cell><table:table-cell table:style-name="Table19.A2" office:value-type="string"><text:p text:style-name="P186">4980</text:p></table:table-cell><table:table-cell table:style-name="Table19.A2" office:value-type="string"><text:p text:style-name="P186">573</text:p></table:table-cell><table:table-cell table:style-name="Table19.D2" office:value-type="string"><text:p text:style-name="P186">762</text:p></table:table-cell></table:table-row><table:table-row><table:table-cell table:style-name="Table19.A2" office:value-type="string"><text:p text:style-name="P130">test</text:p></table:table-cell><table:table-cell table:style-name="Table19.A2" office:value-type="string"><text:p text:style-name="P187">4980</text:p></table:table-cell><table:table-cell table:style-name="Table19.A2" office:value-type="string"><text:p text:style-name="P187">567</text:p></table:table-cell><table:table-cell table:style-name="Table19.D2" office:value-type="string"><text:p text:style-name="P187">768</text:p></table:table-cell></table:table-row></table:table><text:p text:style-name="Frame_20_contents"/></draw:text-box></draw:frame>1 <text:s text:c="4"/>2 <text:s text:c="4"/>3 <text:s text:c="4"/>4 <text:s text:c="4"/>5 <text:s text:c="4"/>7 <text:s text:c="4"/>8 <text:s text:c="3"/>10 <text:s text:c="3"/>12 <text:s text:c="3"/>13 <text:s text:c="3"/>14 <text:s text:c="3"/>15 <text:s text:c="3"/>18 <text:s text:c="3"/>19 <text:s text:c="3"/>21 <text:s text:c="3"/>22 <text:s text:c="3"/>23 <text:s text:c="3"/>24 <text:s text:c="3"/>25</text:p>
      <text:p text:style-name="P109"><text:s/>26 <text:s text:c="3"/>27 <text:s text:c="3"/>28 <text:s text:c="3"/>29 <text:s text:c="3"/>31 <text:s text:c="3"/>33 <text:s text:c="3"/>34 <text:s text:c="3"/>35 <text:s text:c="3"/>36 <text:s text:c="3"/>37 <text:s text:c="3"/>39 <text:s text:c="3"/>40 <text:s text:c="3"/>41 <text:s text:c="3"/>42</text:p>
      <text:p text:style-name="P120">Val classes</text:p>
      <text:p text:style-name="P110">6 <text:s text:c="3"/>20 <text:s text:c="3"/>30 <text:s text:c="3"/>32 <text:s text:c="3"/>43</text:p>
      <text:p text:style-name="P120">Test classes</text:p>
      <text:p text:style-name="P110">9 <text:s text:c="3"/>11 <text:s text:c="3"/>16 <text:s text:c="3"/>17 <text:s text:c="3"/>38</text:p>
      <text:p text:style-name="P124">TestVal</text:p>
      <text:p text:style-name="P80">6 <text:s text:c="4"/>9 <text:s text:c="3"/>11 <text:s text:c="3"/>16 <text:s text:c="3"/>17 <text:s text:c="3"/>20 <text:s text:c="3"/>30 <text:s text:c="3"/>32 <text:s text:c="3"/>38 <text:s text:c="3"/>43</text:p>
      <text:p text:style-name="P92"><text:s text:c="4"/>slice_point: <text:span text:style-name="T42">5</text:span></text:p>
      <text:p text:style-name="P92"><text:s text:c="4"/>slice_point: <text:span text:style-name="T42">6</text:span></text:p>
      <text:p text:style-name="P92"><text:s text:c="4"/>slice_point: <text:span text:style-name="T43">8</text:span></text:p>
      <text:p text:style-name="P92"><text:s text:c="4"/>slice_point: <text:span text:style-name="T43">9</text:span></text:p>
      <text:p text:style-name="P92"><text:s text:c="4"/>slice_point: <text:span text:style-name="T43">10</text:span></text:p>
      <text:p text:style-name="P92"><text:s text:c="4"/>slice_point: <text:span text:style-name="T43">11</text:span></text:p>
      <text:p text:style-name="P92"><text:s text:c="4"/>slice_point: <text:span text:style-name="T43">15</text:span></text:p>
      <text:p text:style-name="P92"><text:s text:c="4"/>slice_point: <text:span text:style-name="T43">17</text:span></text:p>
      <text:p text:style-name="P92"><text:s text:c="4"/>slice_point: <text:span text:style-name="T43">19</text:span></text:p>
      <text:p text:style-name="P92"><text:s text:c="4"/>slice_point: <text:span text:style-name="T43">20</text:span></text:p>
      <text:p text:style-name="P92"><text:s text:c="4"/>slice_point: <text:span text:style-name="T43">29</text:span></text:p>
      <text:p text:style-name="P92"><text:s text:c="4"/>slice_point: <text:span text:style-name="T43">30</text:span></text:p>
      <text:p text:style-name="P92"><text:s text:c="4"/>slice_point: <text:span text:style-name="T43">31</text:span></text:p>
      <text:p text:style-name="P92"><text:s text:c="4"/>slice_point: <text:span text:style-name="T43">32</text:span></text:p>
      <text:p text:style-name="P94"><text:s text:c="4"/>slice_point: <text:span text:style-name="T43">37</text:span></text:p>
      <text:p text:style-name="P94"><text:s text:c="4"/>slice_point: <text:span text:style-name="T43">38</text:span></text:p>
      <text:p text:style-name="P94"><text:s text:c="4"/>slice_point: <text:span text:style-name="T44">42</text:span></text:p>
      <text:p text:style-name="P128"><text:span text:style-name="T8">Random set </text:span><text:span text:style-name="T10">9</text:span></text:p>
      <text:p text:style-name="P120">Train classes</text:p>
      <text:p text:style-name="P111"><draw:frame draw:style-name="fr1" draw:name="Frame20" text:anchor-type="paragraph" svg:x="11.167cm" svg:y="0.011cm" svg:width="5.95cm" style:rel-width="35%" svg:height="3.083cm" style:rel-height="12%" draw:z-index="18"><draw:text-box><table:table table:name="Table20" table:style-name="Table20"><table:table-column table:style-name="Table20.A" table:number-columns-repeated="4"/><table:table-row><table:table-cell table:style-name="Table20.A1" office:value-type="string"><text:p text:style-name="P130"/></table:table-cell><table:table-cell table:style-name="Table20.A1" office:value-type="string"><text:p text:style-name="P130"><text:span text:style-name="T19">33</text:span>_tr</text:p></table:table-cell><table:table-cell table:style-name="Table20.A1" office:value-type="string"><text:p text:style-name="P130"><text:span text:style-name="T19">5</text:span>_val</text:p></table:table-cell><table:table-cell table:style-name="Table20.D1" office:value-type="string"><text:p text:style-name="P130"><text:span text:style-name="T19">5</text:span>_test</text:p></table:table-cell></table:table-row><table:table-row><table:table-cell table:style-name="Table20.A2" office:value-type="string"><text:p text:style-name="P130">train</text:p></table:table-cell><table:table-cell table:style-name="Table20.A2" office:value-type="string"><text:p text:style-name="P188">25259</text:p></table:table-cell><table:table-cell table:style-name="Table20.A2" office:value-type="string"><text:p text:style-name="P188">6000</text:p></table:table-cell><table:table-cell table:style-name="Table20.D2" office:value-type="string"><text:p text:style-name="P188">7950</text:p></table:table-cell></table:table-row><table:table-row><table:table-cell table:style-name="Table20.A2" office:value-type="string"><text:p text:style-name="P130">val</text:p></table:table-cell><table:table-cell table:style-name="Table20.A2" office:value-type="string"><text:p text:style-name="P189">4109</text:p></table:table-cell><table:table-cell table:style-name="Table20.A2" office:value-type="string"><text:p text:style-name="P189">909</text:p></table:table-cell><table:table-cell table:style-name="Table20.D2" office:value-type="string"><text:p text:style-name="P189">1297</text:p></table:table-cell></table:table-row><table:table-row><table:table-cell table:style-name="Table20.A2" office:value-type="string"><text:p text:style-name="P130">test</text:p></table:table-cell><table:table-cell table:style-name="Table20.A2" office:value-type="string"><text:p text:style-name="P190">3961</text:p></table:table-cell><table:table-cell table:style-name="Table20.A2" office:value-type="string"><text:p text:style-name="P190">1011</text:p></table:table-cell><table:table-cell table:style-name="Table20.D2" office:value-type="string"><text:p text:style-name="P190">1343</text:p></table:table-cell></table:table-row></table:table><text:p text:style-name="Frame_20_contents"/></draw:text-box></draw:frame>1 <text:s text:c="4"/>3 <text:s text:c="4"/>4 <text:s text:c="4"/>5 <text:s text:c="4"/>7 <text:s text:c="4"/>8 <text:s text:c="4"/>9 <text:s text:c="3"/>10 <text:s text:c="3"/>12 <text:s text:c="3"/>14 <text:s text:c="3"/>15 <text:s text:c="3"/>16 <text:s text:c="3"/>19 <text:s text:c="3"/>20 <text:s text:c="3"/>21 <text:s text:c="3"/>22 <text:s text:c="3"/>23 <text:s text:c="3"/>24 <text:s text:c="3"/>25</text:p>
      <text:p text:style-name="P111"><text:s/>27 <text:s text:c="3"/>28 <text:s text:c="3"/>29 <text:s text:c="3"/>30 <text:s text:c="3"/>31 <text:s text:c="3"/>32 <text:s text:c="3"/>33 <text:s text:c="3"/>34 <text:s text:c="3"/>35 <text:s text:c="3"/>36 <text:s text:c="3"/>37 <text:s text:c="3"/>38 <text:s text:c="3"/>42 <text:s text:c="3"/>43</text:p>
      <text:p text:style-name="P120">Val classes</text:p>
      <text:p text:style-name="P111">2 <text:s text:c="3"/>11 <text:s text:c="3"/>18 <text:s text:c="3"/>40 <text:s text:c="3"/>41</text:p>
      <text:p text:style-name="P120">Test classes</text:p>
      <text:p text:style-name="P111">6 <text:s text:c="3"/>13 <text:s text:c="3"/>17 <text:s text:c="3"/>26 <text:s text:c="3"/>39</text:p>
      <text:p text:style-name="P124">TestVal</text:p>
      <text:p text:style-name="P81">2 <text:s text:c="4"/>6 <text:s text:c="3"/>11 <text:s text:c="3"/>13 <text:s text:c="3"/>17 <text:s text:c="3"/>18 <text:s text:c="3"/>26 <text:s text:c="3"/>39 <text:s text:c="3"/>40 <text:s text:c="3"/>41</text:p>
      <text:p text:style-name="P92"><text:s text:c="4"/>slice_point:<text:span text:style-name="T45">1</text:span></text:p>
      <text:p text:style-name="P92"><text:s text:c="4"/>slice_point: <text:span text:style-name="T45">2</text:span></text:p>
      <text:p text:style-name="P92"><text:s text:c="4"/>slice_point: <text:span text:style-name="T45">5</text:span></text:p>
      <text:p text:style-name="P92"><text:s text:c="4"/>slice_point: <text:span text:style-name="T45">6</text:span></text:p>
      <text:p text:style-name="P92"><text:s text:c="4"/>slice_point: <text:span text:style-name="T45">10</text:span></text:p>
      <text:p text:style-name="P92"><text:s text:c="4"/>slice_point: <text:span text:style-name="T45">11</text:span></text:p>
      <text:p text:style-name="P92"><text:s text:c="4"/>slice_point: <text:span text:style-name="T45">12</text:span></text:p>
      <text:p text:style-name="P92"><text:s text:c="4"/>slice_point: <text:span text:style-name="T45">13</text:span></text:p>
      <text:p text:style-name="P92"><text:s text:c="4"/>slice_point: <text:span text:style-name="T45">16</text:span></text:p>
      <text:p text:style-name="P92"><text:s text:c="4"/>slice_point: <text:span text:style-name="T45">18</text:span></text:p>
      <text:p text:style-name="P92"><text:s text:c="4"/>slice_point: <text:span text:style-name="T45">25</text:span></text:p>
      <text:p text:style-name="P92"><text:s text:c="4"/>slice_point: <text:span text:style-name="T45">26</text:span></text:p>
      <text:p text:style-name="P92"><text:s text:c="4"/>slice_point: <text:span text:style-name="T45">38</text:span></text:p>
      <text:p text:style-name="P92"><text:s text:c="4"/>slice_point: <text:span text:style-name="T45">41</text:span></text:p>
      <text:p text:style-name="P126"/>
      <text:p text:style-name="P129"><text:soft-page-break/><text:span text:style-name="T8">Random set </text:span><text:span text:style-name="T10">10</text:span></text:p>
      <text:p text:style-name="P121">Train classes</text:p>
      <text:p text:style-name="P112"><draw:frame draw:style-name="fr1" draw:name="Frame21" text:anchor-type="paragraph" svg:x="11.167cm" svg:y="0.011cm" svg:width="5.95cm" style:rel-width="35%" svg:height="3.083cm" style:rel-height="12%" draw:z-index="19"><draw:text-box><table:table table:name="Table21" table:style-name="Table21"><table:table-column table:style-name="Table21.A" table:number-columns-repeated="4"/><table:table-row><table:table-cell table:style-name="Table21.A1" office:value-type="string"><text:p text:style-name="P130"/></table:table-cell><table:table-cell table:style-name="Table21.A1" office:value-type="string"><text:p text:style-name="P130"><text:span text:style-name="T19">33</text:span>_tr</text:p></table:table-cell><table:table-cell table:style-name="Table21.A1" office:value-type="string"><text:p text:style-name="P130"><text:span text:style-name="T19">5</text:span>_val</text:p></table:table-cell><table:table-cell table:style-name="Table21.D1" office:value-type="string"><text:p text:style-name="P130"><text:span text:style-name="T19">5</text:span>_test</text:p></table:table-cell></table:table-row><table:table-row><table:table-cell table:style-name="Table21.A2" office:value-type="string"><text:p text:style-name="P130">train</text:p></table:table-cell><table:table-cell table:style-name="Table21.A2" office:value-type="string"><text:p text:style-name="P191">31049</text:p></table:table-cell><table:table-cell table:style-name="Table21.A2" office:value-type="string"><text:p text:style-name="P191">4440</text:p></table:table-cell><table:table-cell table:style-name="Table21.D2" office:value-type="string"><text:p text:style-name="P191">3720</text:p></table:table-cell></table:table-row><table:table-row><table:table-cell table:style-name="Table21.A2" office:value-type="string"><text:p text:style-name="P130">val</text:p></table:table-cell><table:table-cell table:style-name="Table21.A2" office:value-type="string"><text:p text:style-name="P192">4974</text:p></table:table-cell><table:table-cell table:style-name="Table21.A2" office:value-type="string"><text:p text:style-name="P192">730</text:p></table:table-cell><table:table-cell table:style-name="Table21.D2" office:value-type="string"><text:p text:style-name="P192">611</text:p></table:table-cell></table:table-row><table:table-row><table:table-cell table:style-name="Table21.A2" office:value-type="string"><text:p text:style-name="P130">test</text:p></table:table-cell><table:table-cell table:style-name="Table21.A2" office:value-type="string"><text:p text:style-name="P193">4986</text:p></table:table-cell><table:table-cell table:style-name="Table21.A2" office:value-type="string"><text:p text:style-name="P193">710</text:p></table:table-cell><table:table-cell table:style-name="Table21.D2" office:value-type="string"><text:p text:style-name="P193">619</text:p></table:table-cell></table:table-row></table:table><text:p text:style-name="Frame_20_contents"/></draw:text-box></draw:frame>1 <text:s text:c="4"/>2 <text:s text:c="4"/>4 <text:s text:c="4"/>6 <text:s text:c="4"/>8 <text:s text:c="4"/>9 <text:s text:c="3"/>10 <text:s text:c="3"/>11 <text:s text:c="3"/>13 <text:s text:c="3"/>14 <text:s text:c="3"/>16 <text:s text:c="3"/>18 <text:s text:c="3"/>19 <text:s text:c="3"/>20 <text:s text:c="3"/>21 <text:s text:c="3"/>22 <text:s text:c="3"/>23 <text:s text:c="3"/>24 <text:s text:c="3"/>25</text:p>
      <text:p text:style-name="P112"><text:s/>26 <text:s text:c="3"/>27 <text:s text:c="3"/>28 <text:s text:c="3"/>29 <text:s text:c="3"/>30 <text:s text:c="3"/>31 <text:s text:c="3"/>32 <text:s text:c="3"/>34 <text:s text:c="3"/>35 <text:s text:c="3"/>36 <text:s text:c="3"/>37 <text:s text:c="3"/>39 <text:s text:c="3"/>41 <text:s text:c="3"/>43</text:p>
      <text:p text:style-name="P121">Val classes</text:p>
      <text:p text:style-name="P113">3 <text:s text:c="3"/>12 <text:s text:c="3"/>17 <text:s text:c="3"/>38 <text:s text:c="3"/>42</text:p>
      <text:p text:style-name="P121">Test classes</text:p>
      <text:p text:style-name="P113">5 <text:s text:c="4"/>7 <text:s text:c="3"/>15 <text:s text:c="3"/>33 <text:s text:c="3"/>40</text:p>
      <text:p text:style-name="P125">TestVal</text:p>
      <text:p text:style-name="P82">3 <text:s text:c="4"/>5 <text:s text:c="4"/>7 <text:s text:c="3"/>12 <text:s text:c="3"/>15 <text:s text:c="3"/>17 <text:s text:c="3"/>33 <text:s text:c="3"/>38 <text:s text:c="3"/>40 <text:s text:c="3"/>42</text:p>
      <text:p text:style-name="P77"><text:tab/></text:p>
      <text:p text:style-name="P92"><text:s text:c="4"/>slice_point: <text:span text:style-name="T46">2</text:span></text:p>
      <text:p text:style-name="P92"><text:s text:c="4"/>slice_point: <text:span text:style-name="T46">3</text:span></text:p>
      <text:p text:style-name="P92"><text:s text:c="4"/>slice_point: <text:span text:style-name="T46">4</text:span></text:p>
      <text:p text:style-name="P92"><text:s text:c="4"/>slice_point: <text:span text:style-name="T46">5</text:span></text:p>
      <text:p text:style-name="P92"><text:s text:c="4"/>slice_point: <text:span text:style-name="T46">6</text:span></text:p>
      <text:p text:style-name="P92"><text:s text:c="4"/>slice_point: <text:span text:style-name="T46">7</text:span></text:p>
      <text:p text:style-name="P92"><text:s text:c="4"/>slice_point: <text:span text:style-name="T46">11</text:span></text:p>
      <text:p text:style-name="P92"><text:s text:c="4"/>slice_point: <text:span text:style-name="T46">12</text:span></text:p>
      <text:p text:style-name="P92"><text:s text:c="4"/>slice_point: <text:span text:style-name="T46">14</text:span></text:p>
      <text:p text:style-name="P92"><text:s text:c="4"/>slice_point: <text:span text:style-name="T46">15</text:span></text:p>
      <text:p text:style-name="P92"><text:s text:c="4"/>slice_point: <text:span text:style-name="T46">16</text:span></text:p>
      <text:p text:style-name="P92"><text:s text:c="4"/>slice_point: <text:span text:style-name="T46">17</text:span></text:p>
      <text:p text:style-name="P92"><text:s text:c="4"/>slice_point: <text:span text:style-name="T46">32</text:span></text:p>
      <text:p text:style-name="P92"><text:s text:c="4"/>slice_point: <text:span text:style-name="T46">33</text:span></text:p>
      <text:p text:style-name="P95"><text:s text:c="4"/>slice_point: <text:span text:style-name="T46">37</text:span></text:p>
      <text:p text:style-name="P95"><text:s text:c="4"/>slice_point: <text:span text:style-name="T46">38</text:span></text:p>
      <text:p text:style-name="P95"><text:s text:c="4"/>slice_point: <text:span text:style-name="T46">39</text:span></text:p>
      <text:p text:style-name="P95"><text:s text:c="4"/>slice_point: <text:span text:style-name="T46">40</text:span></text:p>
      <text:p text:style-name="P95"><text:s text:c="4"/>slice_point: <text:span text:style-name="T46">41</text:span></text:p>
      <text:p text:style-name="P95"><text:s text:c="4"/>slice_point: <text:span text:style-name="T46">42</text:span></text:p>
      <text:p text:style-name="P127"/>
      <text:p text:style-name="P1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5">For Belga Dataset</text:p>
      <text:p text:style-name="P3"/>
      <text:p text:style-name="P7"/>
      <text:p text:style-name="P7">Random set 1</text:p>
      <text:p text:style-name="P17">Train classes</text:p>
      <text:p text:style-name="P49">1 <text:s text:c="4"/>2 <text:s text:c="4"/>3 <text:s text:c="4"/>4 <text:s text:c="4"/>6 <text:s text:c="4"/>7 <text:s text:c="4"/>8</text:p>
      <text:p text:style-name="P17">Val classes</text:p>
      <text:p text:style-name="P49">9</text:p>
      <text:p text:style-name="P17">Test classes</text:p>
      <text:p text:style-name="P49"><text:bookmark-start text:name="__DdeLink__801_7068252942"/>5 <text:s text:c="3"/>10<text:bookmark-end text:name="__DdeLink__801_7068252942"/></text:p>
      <text:p text:style-name="P27">TestVal</text:p>
      <text:p text:style-name="P38">5 <text:s/>9 <text:s/>10</text:p>
      <text:p text:style-name="P38"/>
      <text:p text:style-name="P38"><draw:frame draw:style-name="fr2" draw:name="Frame2" text:anchor-type="paragraph" svg:x="8.195cm" svg:y="0.203cm" svg:width="5.98cm" svg:height="3.173cm" style:rel-height="12%" draw:z-index="1"><draw:text-box><table:table table:name="Table2" table:style-name="Table2"><table:table-column table:style-name="Table2.A" table:number-columns-repeated="4"/><table:table-row><table:table-cell table:style-name="Table2.A1" office:value-type="string"><text:p text:style-name="Table_20_Contents"/></table:table-cell><table:table-cell table:style-name="Table2.A1" office:value-type="string"><text:p text:style-name="P130">7_train</text:p></table:table-cell><table:table-cell table:style-name="Table2.A1" office:value-type="string"><text:p text:style-name="P130">1_val</text:p></table:table-cell><table:table-cell table:style-name="Table2.D1" office:value-type="string"><text:p text:style-name="P130">2_test</text:p></table:table-cell></table:table-row><table:table-row><table:table-cell table:style-name="Table2.A2" office:value-type="string"><text:p text:style-name="P130">train</text:p></table:table-cell><table:table-cell table:style-name="Table2.A2" office:value-type="string"><text:p text:style-name="P139">666</text:p></table:table-cell><table:table-cell table:style-name="Table2.A2" office:value-type="string"><text:p text:style-name="P139">141</text:p></table:table-cell><table:table-cell table:style-name="Table2.D2" office:value-type="string"><text:p text:style-name="P139">179</text:p></table:table-cell></table:table-row><table:table-row><table:table-cell table:style-name="Table2.A2" office:value-type="string"><text:p text:style-name="P130">val</text:p></table:table-cell><table:table-cell table:style-name="Table2.A2" office:value-type="string"><text:p text:style-name="P140">218</text:p></table:table-cell><table:table-cell table:style-name="Table2.A2" office:value-type="string"><text:p text:style-name="P140">46</text:p></table:table-cell><table:table-cell table:style-name="Table2.D2" office:value-type="string"><text:p text:style-name="P140">59</text:p></table:table-cell></table:table-row><table:table-row><table:table-cell table:style-name="Table2.A2" office:value-type="string"><text:p text:style-name="P130">test</text:p></table:table-cell><table:table-cell table:style-name="Table2.A2" office:value-type="string"><text:p text:style-name="P141">218</text:p></table:table-cell><table:table-cell table:style-name="Table2.A2" office:value-type="string"><text:p text:style-name="P141">46</text:p></table:table-cell><table:table-cell table:style-name="Table2.D2" office:value-type="string"><text:p text:style-name="P141">59</text:p></table:table-cell></table:table-row></table:table><text:p text:style-name="Frame_20_contents"/></draw:text-box></draw:frame><draw:frame draw:style-name="fr1" draw:name="Frame1" text:anchor-type="paragraph" svg:x="8.167cm" svg:y="0.116cm" svg:width="5.95cm" style:rel-width="35%" svg:height="3.083cm" style:rel-height="12%" draw:z-index="0"><draw:text-box><table:table table:name="Table1" table:style-name="Table1"><table:table-column table:style-name="Table1.A" table:number-columns-repeated="4"/><table:table-row><table:table-cell table:style-name="Table1.A1" office:value-type="string"><text:p text:style-name="P130"/></table:table-cell><table:table-cell table:style-name="Table1.A1" office:value-type="string"><text:p text:style-name="P130">7_train</text:p></table:table-cell><table:table-cell table:style-name="Table1.A1" office:value-type="string"><text:p text:style-name="P130">1_val</text:p></table:table-cell><table:table-cell table:style-name="Table1.D1" office:value-type="string"><text:p text:style-name="P130">2_test</text:p></table:table-cell></table:table-row><table:table-row><table:table-cell table:style-name="Table1.A2" office:value-type="string"><text:p text:style-name="P130">train</text:p></table:table-cell><table:table-cell table:style-name="Table1.A2" office:value-type="string"><text:p text:style-name="P136">659</text:p></table:table-cell><table:table-cell table:style-name="Table1.A2" office:value-type="string"><text:p text:style-name="P136">91</text:p></table:table-cell><table:table-cell table:style-name="Table1.D2" office:value-type="string"><text:p text:style-name="P136">236</text:p></table:table-cell></table:table-row><table:table-row><table:table-cell table:style-name="Table1.A2" office:value-type="string"><text:p text:style-name="P130">val</text:p></table:table-cell><table:table-cell table:style-name="Table1.A2" office:value-type="string"><text:p text:style-name="P137">215</text:p></table:table-cell><table:table-cell table:style-name="Table1.A2" office:value-type="string"><text:p text:style-name="P137">30</text:p></table:table-cell><table:table-cell table:style-name="Table1.D2" office:value-type="string"><text:p text:style-name="P137">78</text:p></table:table-cell></table:table-row><table:table-row><table:table-cell table:style-name="Table1.A2" office:value-type="string"><text:p text:style-name="P130">test</text:p></table:table-cell><table:table-cell table:style-name="Table1.A2" office:value-type="string"><text:p text:style-name="P138">215</text:p></table:table-cell><table:table-cell table:style-name="Table1.A2" office:value-type="string"><text:p text:style-name="P138">30</text:p></table:table-cell><table:table-cell table:style-name="Table1.D2" office:value-type="string"><text:p text:style-name="P138">78</text:p></table:table-cell></table:table-row></table:table><text:p text:style-name="Frame_20_contents"/></draw:text-box></draw:frame></text:p>
      <text:p text:style-name="P38"/>
      <text:p text:style-name="P8"><text:bookmark-start text:name="__DdeLink__254_238904504"/>Random set <text:span text:style-name="T5">2</text:span></text:p>
      <text:p text:style-name="P18">Train classes</text:p>
      <text:p text:style-name="P51">1 <text:s text:c="4"/>2 <text:s text:c="4"/>5 <text:s text:c="4"/>6 <text:s text:c="4"/>7 <text:s text:c="4"/>8 <text:s text:c="4"/>9</text:p>
      <text:p text:style-name="P18">Val classes</text:p>
      <text:p text:style-name="P56">3</text:p>
      <text:p text:style-name="P18">Test classes</text:p>
      <text:p text:style-name="P50"><text:span text:style-name="T4">4 </text:span><text:bookmark-start text:name="__DdeLink__801_70682529421"/><text:s text:c="3"/>10<text:bookmark-end text:name="__DdeLink__801_70682529421"/></text:p>
      <text:p text:style-name="P28">TestVal</text:p>
      <text:p text:style-name="P39">3 <text:s text:c="4"/>4 <text:s text:c="3"/>10<text:bookmark-end text:name="__DdeLink__254_238904504"/></text:p>
      <text:p text:style-name="P39"/>
      <text:p text:style-name="P39"/>
      <text:p text:style-name="P39"><draw:frame draw:style-name="fr2" draw:name="Frame3" text:anchor-type="paragraph" svg:x="8.181cm" svg:y="0.111cm" svg:width="6.04cm" svg:height="3.083cm" style:rel-height="12%" draw:z-index="2"><draw:text-box><table:table table:name="Table3" table:style-name="Table3"><table:table-column table:style-name="Table3.A" table:number-columns-repeated="4"/><table:table-row><table:table-cell table:style-name="Table3.A1" office:value-type="string"><text:p text:style-name="P131"/></table:table-cell><table:table-cell table:style-name="Table3.A1" office:value-type="string"><text:p text:style-name="P131">7_train</text:p></table:table-cell><table:table-cell table:style-name="Table3.A1" office:value-type="string"><text:p text:style-name="P131">1_val</text:p></table:table-cell><table:table-cell table:style-name="Table3.D1" office:value-type="string"><text:p text:style-name="P131">2_test</text:p></table:table-cell></table:table-row><table:table-row><table:table-cell table:style-name="Table3.A2" office:value-type="string"><text:p text:style-name="P131">train</text:p></table:table-cell><table:table-cell table:style-name="Table3.A2" office:value-type="string"><text:p text:style-name="P142">667</text:p></table:table-cell><table:table-cell table:style-name="Table3.A2" office:value-type="string"><text:p text:style-name="P142">139</text:p></table:table-cell><table:table-cell table:style-name="Table3.D2" office:value-type="string"><text:p text:style-name="P142">180</text:p></table:table-cell></table:table-row><table:table-row><table:table-cell table:style-name="Table3.A2" office:value-type="string"><text:p text:style-name="P131">val</text:p></table:table-cell><table:table-cell table:style-name="Table3.A2" office:value-type="string"><text:p text:style-name="P143">218</text:p></table:table-cell><table:table-cell table:style-name="Table3.A2" office:value-type="string"><text:p text:style-name="P143">46</text:p></table:table-cell><table:table-cell table:style-name="Table3.D2" office:value-type="string"><text:p text:style-name="P143">59</text:p></table:table-cell></table:table-row><table:table-row><table:table-cell table:style-name="Table3.A2" office:value-type="string"><text:p text:style-name="P131">test</text:p></table:table-cell><table:table-cell table:style-name="Table3.A2" office:value-type="string"><text:p text:style-name="P144">218</text:p></table:table-cell><table:table-cell table:style-name="Table3.A2" office:value-type="string"><text:p text:style-name="P144">46</text:p></table:table-cell><table:table-cell table:style-name="Table3.D2" office:value-type="string"><text:p text:style-name="P144">59</text:p></table:table-cell></table:table-row></table:table><text:p text:style-name="Frame_20_contents"/></draw:text-box></draw:frame></text:p>
      <text:p text:style-name="P9"><text:soft-page-break/>Random set <text:span text:style-name="T6">3</text:span></text:p>
      <text:p text:style-name="P19">Train classes</text:p>
      <text:p text:style-name="P52">2 <text:s text:c="4"/>3 <text:s text:c="4"/>4 <text:s text:c="4"/>6 <text:s text:c="4"/>7 <text:s text:c="4"/>8 <text:s text:c="3"/>10</text:p>
      <text:p text:style-name="P19">Val classes</text:p>
      <text:p text:style-name="P57">5</text:p>
      <text:p text:style-name="P19">Test classes</text:p>
      <text:p text:style-name="P57">1 <text:s text:c="4"/>9</text:p>
      <text:p text:style-name="P29">TestVal</text:p>
      <text:p text:style-name="P40">1 <text:s text:c="4"/>5 <text:s text:c="4"/>9</text:p>
      <text:p text:style-name="P39"/>
      <text:p text:style-name="P39"/>
      <text:p text:style-name="P39"><draw:frame draw:style-name="fr2" draw:name="Frame4" text:anchor-type="paragraph" svg:x="8.146cm" svg:y="0.28cm" svg:width="6.07cm" svg:height="3.083cm" style:rel-height="12%" draw:z-index="3"><draw:text-box><table:table table:name="Table4" table:style-name="Table4"><table:table-column table:style-name="Table4.A" table:number-columns-repeated="4"/><table:table-row><table:table-cell table:style-name="Table4.A1" office:value-type="string"><text:p text:style-name="Table_20_Contents"/></table:table-cell><table:table-cell table:style-name="Table4.A1" office:value-type="string"><text:p text:style-name="P132">7_train</text:p></table:table-cell><table:table-cell table:style-name="Table4.A1" office:value-type="string"><text:p text:style-name="P132">1_val</text:p></table:table-cell><table:table-cell table:style-name="Table4.D1" office:value-type="string"><text:p text:style-name="P132">2_test</text:p></table:table-cell></table:table-row><table:table-row><table:table-cell table:style-name="Table4.A2" office:value-type="string"><text:p text:style-name="P132">train</text:p></table:table-cell><table:table-cell table:style-name="Table4.A2" office:value-type="string"><text:p text:style-name="P145">662</text:p></table:table-cell><table:table-cell table:style-name="Table4.A2" office:value-type="string"><text:p text:style-name="P145">89</text:p></table:table-cell><table:table-cell table:style-name="Table4.D2" office:value-type="string"><text:p text:style-name="P145">235</text:p></table:table-cell></table:table-row><table:table-row><table:table-cell table:style-name="Table4.A2" office:value-type="string"><text:p text:style-name="P132">val</text:p></table:table-cell><table:table-cell table:style-name="Table4.A2" office:value-type="string"><text:p text:style-name="P146">218</text:p></table:table-cell><table:table-cell table:style-name="Table4.A2" office:value-type="string"><text:p text:style-name="P146">29</text:p></table:table-cell><table:table-cell table:style-name="Table4.D2" office:value-type="string"><text:p text:style-name="P146">76</text:p></table:table-cell></table:table-row><table:table-row><table:table-cell table:style-name="Table4.A2" office:value-type="string"><text:p text:style-name="P132">test</text:p></table:table-cell><table:table-cell table:style-name="Table4.A2" office:value-type="string"><text:p text:style-name="P146">218</text:p></table:table-cell><table:table-cell table:style-name="Table4.A2" office:value-type="string"><text:p text:style-name="P146">29</text:p></table:table-cell><table:table-cell table:style-name="Table4.D2" office:value-type="string"><text:p text:style-name="P146">76</text:p></table:table-cell></table:table-row></table:table><text:p text:style-name="Frame_20_contents"/></draw:text-box></draw:frame></text:p>
      <text:p text:style-name="P10">Random set <text:span text:style-name="T6">4</text:span></text:p>
      <text:p text:style-name="P20">Train classes</text:p>
      <text:p text:style-name="P53">2 <text:s text:c="4"/>4 <text:s text:c="4"/>5 <text:s text:c="4"/>7 <text:s text:c="4"/>8 <text:s text:c="4"/>9 <text:s text:c="3"/>10</text:p>
      <text:p text:style-name="P20">Val classes</text:p>
      <text:p text:style-name="P58">1</text:p>
      <text:p text:style-name="P20">Test classes</text:p>
      <text:p text:style-name="P58">3 <text:s text:c="4"/>6</text:p>
      <text:p text:style-name="P30">TestVal</text:p>
      <text:p text:style-name="P41">1 <text:s text:c="4"/>3 <text:s text:c="4"/>6</text:p>
      <text:p text:style-name="P39"/>
      <text:p text:style-name="P39"/>
      <text:p text:style-name="P39"><draw:frame draw:style-name="fr2" draw:name="Frame5" text:anchor-type="paragraph" svg:x="8.2cm" svg:y="0.191cm" svg:width="5.95cm" style:rel-width="35%" svg:height="3.083cm" style:rel-height="12%" draw:z-index="4"><draw:text-box><table:table table:name="Table5" table:style-name="Table5"><table:table-column table:style-name="Table5.A" table:number-columns-repeated="4"/><table:table-row><table:table-cell table:style-name="Table5.A1" office:value-type="string"><text:p text:style-name="Table_20_Contents"/></table:table-cell><table:table-cell table:style-name="Table5.A1" office:value-type="string"><text:p text:style-name="P133">7_train</text:p></table:table-cell><table:table-cell table:style-name="Table5.A1" office:value-type="string"><text:p text:style-name="P133">1_val</text:p></table:table-cell><table:table-cell table:style-name="Table5.D1" office:value-type="string"><text:p text:style-name="P133">2_test</text:p></table:table-cell></table:table-row><table:table-row><table:table-cell table:style-name="Table5.A2" office:value-type="string"><text:p text:style-name="P133">train</text:p></table:table-cell><table:table-cell table:style-name="Table5.A2" office:value-type="string"><text:p text:style-name="P147">755</text:p></table:table-cell><table:table-cell table:style-name="Table5.A2" office:value-type="string"><text:p text:style-name="P147">73</text:p></table:table-cell><table:table-cell table:style-name="Table5.D2" office:value-type="string"><text:p text:style-name="P147">158</text:p></table:table-cell></table:table-row><table:table-row><table:table-cell table:style-name="Table5.A2" office:value-type="string"><text:p text:style-name="P133">val</text:p></table:table-cell><table:table-cell table:style-name="Table5.A2" office:value-type="string"><text:p text:style-name="P148">247</text:p></table:table-cell><table:table-cell table:style-name="Table5.A2" office:value-type="string"><text:p text:style-name="P148">24</text:p></table:table-cell><table:table-cell table:style-name="Table5.D2" office:value-type="string"><text:p text:style-name="P148">52</text:p></table:table-cell></table:table-row><table:table-row><table:table-cell table:style-name="Table5.A2" office:value-type="string"><text:p text:style-name="P133">test</text:p></table:table-cell><table:table-cell table:style-name="Table5.A2" office:value-type="string"><text:p text:style-name="P149">247</text:p></table:table-cell><table:table-cell table:style-name="Table5.A2" office:value-type="string"><text:p text:style-name="P149">24</text:p></table:table-cell><table:table-cell table:style-name="Table5.D2" office:value-type="string"><text:p text:style-name="P149">52</text:p></table:table-cell></table:table-row></table:table><text:p text:style-name="Frame_20_contents"/></draw:text-box></draw:frame></text:p>
      <text:p text:style-name="P11">Random set <text:span text:style-name="T7">5</text:span></text:p>
      <text:p text:style-name="P21">Train classes</text:p>
      <text:p text:style-name="P54">1 <text:s text:c="4"/>2 <text:s text:c="4"/>3 <text:s text:c="4"/>4 <text:s text:c="4"/>5 <text:s text:c="4"/>6 <text:s text:c="4"/>9</text:p>
      <text:p text:style-name="P21">Val classes</text:p>
      <text:p text:style-name="P59">7</text:p>
      <text:p text:style-name="P21">Test classes</text:p>
      <text:p text:style-name="P59">8 <text:s text:c="3"/>10</text:p>
      <text:p text:style-name="P31">TestVal</text:p>
      <text:p text:style-name="P46">7 <text:s text:c="4"/>8 <text:s text:c="3"/>10</text:p>
      <text:p text:style-name="P66"/>
      <text:p text:style-name="P66"/>
      <text:p text:style-name="P66"/>
      <text:p text:style-name="P66"><draw:frame draw:style-name="fr2" draw:name="Frame6" text:anchor-type="paragraph" svg:x="8.16cm" svg:y="0.21cm" svg:width="5.95cm" style:rel-width="35%" svg:height="3.186cm" style:rel-height="12%" draw:z-index="5"><draw:text-box><table:table table:name="Table6" table:style-name="Table6"><table:table-column table:style-name="Table6.A" table:number-columns-repeated="4"/><table:table-row><table:table-cell table:style-name="Table6.A1" office:value-type="string"><text:p text:style-name="Table_20_Contents"/></table:table-cell><table:table-cell table:style-name="Table6.A1" office:value-type="string"><text:p text:style-name="P134">7_train</text:p></table:table-cell><table:table-cell table:style-name="Table6.A1" office:value-type="string"><text:p text:style-name="P134">1_val</text:p></table:table-cell><table:table-cell table:style-name="Table6.D1" office:value-type="string"><text:p text:style-name="P134">2_test</text:p></table:table-cell></table:table-row><table:table-row><table:table-cell table:style-name="Table6.A2" office:value-type="string"><text:p text:style-name="P134">train</text:p></table:table-cell><table:table-cell table:style-name="Table6.A2" office:value-type="string"><text:p text:style-name="P150">609</text:p></table:table-cell><table:table-cell table:style-name="Table6.A2" office:value-type="string"><text:p text:style-name="P150">139</text:p></table:table-cell><table:table-cell table:style-name="Table6.D2" office:value-type="string"><text:p text:style-name="P150">238</text:p></table:table-cell></table:table-row><table:table-row><table:table-cell table:style-name="Table6.A2" office:value-type="string"><text:p text:style-name="P134">val</text:p></table:table-cell><table:table-cell table:style-name="Table6.A2" office:value-type="string"><text:p text:style-name="P151">199</text:p></table:table-cell><table:table-cell table:style-name="Table6.A2" office:value-type="string"><text:p text:style-name="P151">46</text:p></table:table-cell><table:table-cell table:style-name="Table6.D2" office:value-type="string"><text:p text:style-name="P151">78</text:p></table:table-cell></table:table-row><table:table-row><table:table-cell table:style-name="Table6.A2" office:value-type="string"><text:p text:style-name="P134">test</text:p></table:table-cell><table:table-cell table:style-name="Table6.A2" office:value-type="string"><text:p text:style-name="P152">199</text:p></table:table-cell><table:table-cell table:style-name="Table6.A2" office:value-type="string"><text:p text:style-name="P152">46</text:p></table:table-cell><table:table-cell table:style-name="Table6.D2" office:value-type="string"><text:p text:style-name="P152">78</text:p></table:table-cell></table:table-row></table:table><text:p text:style-name="Frame_20_contents"/></draw:text-box></draw:frame></text:p>
      <text:p text:style-name="P12">Random set <text:span text:style-name="T11">6</text:span></text:p>
      <text:p text:style-name="P22">Train classes</text:p>
      <text:p text:style-name="P55">1 <text:s text:c="4"/>2 <text:s text:c="4"/>4 <text:s text:c="4"/>6 <text:s text:c="4"/>7 <text:s text:c="4"/>8 <text:s text:c="4"/>9</text:p>
      <text:p text:style-name="P22">Val classes</text:p>
      <text:p text:style-name="P64">5</text:p>
      <text:p text:style-name="P22">Test classes</text:p>
      <text:p text:style-name="P64">3 <text:s text:c="3"/>10</text:p>
      <text:p text:style-name="P32">TestVal</text:p>
      <text:p text:style-name="P47">3 <text:s text:c="4"/>5 <text:s text:c="3"/>10</text:p>
      <text:p text:style-name="P67"/>
      <text:p text:style-name="P67"/>
      <text:p text:style-name="P67"/>
      <text:p text:style-name="P13"><draw:frame draw:style-name="fr2" draw:name="Frame7" text:anchor-type="paragraph" svg:x="8.119cm" svg:y="-0.25cm" svg:width="5.95cm" style:rel-width="35%" svg:height="3.083cm" style:rel-height="12%" draw:z-index="6"><draw:text-box><table:table table:name="Table7" table:style-name="Table7"><table:table-column table:style-name="Table7.A" table:number-columns-repeated="4"/><table:table-row><table:table-cell table:style-name="Table7.A1" office:value-type="string"><text:p text:style-name="Table_20_Contents"/></table:table-cell><table:table-cell table:style-name="Table7.A1" office:value-type="string"><text:p text:style-name="P135">7_train</text:p></table:table-cell><table:table-cell table:style-name="Table7.A1" office:value-type="string"><text:p text:style-name="P135">1_val</text:p></table:table-cell><table:table-cell table:style-name="Table7.D1" office:value-type="string"><text:p text:style-name="P135">2_test</text:p></table:table-cell></table:table-row><table:table-row><table:table-cell table:style-name="Table7.A2" office:value-type="string"><text:p text:style-name="P135">train</text:p></table:table-cell><table:table-cell table:style-name="Table7.A2" office:value-type="string"><text:p text:style-name="P153">687</text:p></table:table-cell><table:table-cell table:style-name="Table7.A2" office:value-type="string"><text:p text:style-name="P153">91</text:p></table:table-cell><table:table-cell table:style-name="Table7.D2" office:value-type="string"><text:p text:style-name="P153">208</text:p></table:table-cell></table:table-row><table:table-row><table:table-cell table:style-name="Table7.A2" office:value-type="string"><text:p text:style-name="P135">val</text:p></table:table-cell><table:table-cell table:style-name="Table7.A2" office:value-type="string"><text:p text:style-name="P153">225</text:p></table:table-cell><table:table-cell table:style-name="Table7.A2" office:value-type="string"><text:p text:style-name="P153">30</text:p></table:table-cell><table:table-cell table:style-name="Table7.D2" office:value-type="string"><text:p text:style-name="P153">68</text:p></table:table-cell></table:table-row><table:table-row><table:table-cell table:style-name="Table7.A2" office:value-type="string"><text:p text:style-name="P135">test</text:p></table:table-cell><table:table-cell table:style-name="Table7.A2" office:value-type="string"><text:p text:style-name="P154">225</text:p></table:table-cell><table:table-cell table:style-name="Table7.A2" office:value-type="string"><text:p text:style-name="P154">30</text:p></table:table-cell><table:table-cell table:style-name="Table7.D2" office:value-type="string"><text:p text:style-name="P154">68</text:p></table:table-cell></table:table-row></table:table><text:p text:style-name="Frame_20_contents"/></draw:text-box></draw:frame>Random set<text:span text:style-name="T12">7</text:span></text:p>
      <text:p text:style-name="P23">Train classes</text:p>
      <text:p text:style-name="P96"><text:s/>3 <text:s text:c="4"/>4 <text:s text:c="4"/>5 <text:s text:c="4"/>6 <text:s text:c="4"/>7 <text:s text:c="4"/>8 <text:s text:c="3"/>10</text:p>
      <text:p text:style-name="P23">Val classes</text:p>
      <text:p text:style-name="P100">9</text:p>
      <text:p text:style-name="P23">Test classes</text:p>
      <text:p text:style-name="P100"><text:s/>1 <text:s text:c="4"/>2</text:p>
      <text:p text:style-name="P33">TestVal</text:p>
      <text:p text:style-name="P69">1 <text:s text:c="4"/>2 <text:s text:c="4"/>9</text:p>
      <text:p text:style-name="P69"/>
      <text:p text:style-name="P69"/>
      <text:p text:style-name="P114"><draw:frame draw:style-name="fr2" draw:name="Frame8" text:anchor-type="paragraph" svg:x="8.119cm" svg:y="-0.25cm" svg:width="5.95cm" style:rel-width="35%" svg:height="3.083cm" style:rel-height="12%" draw:z-index="7"><draw:text-box><table:table table:name="Table8" table:style-name="Table8"><table:table-column table:style-name="Table8.A" table:number-columns-repeated="4"/><table:table-row><table:table-cell table:style-name="Table8.A1" office:value-type="string"><text:p text:style-name="Table_20_Contents"/></table:table-cell><table:table-cell table:style-name="Table8.A1" office:value-type="string"><text:p text:style-name="P135">7_train</text:p></table:table-cell><table:table-cell table:style-name="Table8.A1" office:value-type="string"><text:p text:style-name="P135">1_val</text:p></table:table-cell><table:table-cell table:style-name="Table8.D1" office:value-type="string"><text:p text:style-name="P135">2_test</text:p></table:table-cell></table:table-row><table:table-row><table:table-cell table:style-name="Table8.A2" office:value-type="string"><text:p text:style-name="P135">train</text:p></table:table-cell><table:table-cell table:style-name="Table8.A2" office:value-type="string"><text:p text:style-name="P155">728</text:p></table:table-cell><table:table-cell table:style-name="Table8.A2" office:value-type="string"><text:p text:style-name="P157"><text:span text:style-name="T14">73</text:span></text:p></table:table-cell><table:table-cell table:style-name="Table8.D2" office:value-type="string"><text:p text:style-name="P156">185</text:p></table:table-cell></table:table-row><table:table-row><table:table-cell table:style-name="Table8.A2" office:value-type="string"><text:p text:style-name="P135">val</text:p></table:table-cell><table:table-cell table:style-name="Table8.A2" office:value-type="string"><text:p text:style-name="P158">239</text:p></table:table-cell><table:table-cell table:style-name="Table8.A2" office:value-type="string"><text:p text:style-name="P157">24</text:p></table:table-cell><table:table-cell table:style-name="Table8.D2" office:value-type="string"><text:p text:style-name="P159">60</text:p></table:table-cell></table:table-row><table:table-row><table:table-cell table:style-name="Table8.A2" office:value-type="string"><text:p text:style-name="P135">test</text:p></table:table-cell><table:table-cell table:style-name="Table8.A2" office:value-type="string"><text:p text:style-name="P159">239</text:p></table:table-cell><table:table-cell table:style-name="Table8.A2" office:value-type="string"><text:p text:style-name="P159">24</text:p></table:table-cell><table:table-cell table:style-name="Table8.D2" office:value-type="string"><text:p text:style-name="P159">60</text:p></table:table-cell></table:table-row></table:table><text:p text:style-name="P194">60</text:p></draw:text-box></draw:frame>Random set<text:span text:style-name="T13">8</text:span></text:p>
      <text:p text:style-name="P118">Train classes</text:p>
      <text:p text:style-name="P97"><text:s/>1 <text:s text:c="4"/>2 <text:s text:c="4"/>3 <text:s text:c="4"/>4 <text:s text:c="4"/>5 <text:s text:c="4"/>8 <text:s text:c="3"/>10</text:p>
      <text:p text:style-name="P118">Val classes</text:p>
      <text:p text:style-name="P101">7</text:p>
      <text:p text:style-name="P118">Test classes</text:p>
      <text:p text:style-name="P101">6 <text:s text:c="4"/>9</text:p>
      <text:p text:style-name="P122">TestVal</text:p>
      <text:p text:style-name="P71"><text:s/>6 <text:s text:c="4"/>7 <text:s text:c="4"/>9</text:p>
      <text:p text:style-name="P71"/>
      <text:p text:style-name="P71"/>
      <text:p text:style-name="P115"><draw:frame draw:style-name="fr2" draw:name="Frame9" text:anchor-type="paragraph" svg:x="8.119cm" svg:y="-0.25cm" svg:width="5.95cm" style:rel-width="35%" svg:height="3.083cm" style:rel-height="12%" draw:z-index="8"><draw:text-box><table:table table:name="Table9" table:style-name="Table9"><table:table-column table:style-name="Table9.A" table:number-columns-repeated="4"/><table:table-row><table:table-cell table:style-name="Table9.A1" office:value-type="string"><text:p text:style-name="Table_20_Contents"/></table:table-cell><table:table-cell table:style-name="Table9.A1" office:value-type="string"><text:p text:style-name="P135">7_train</text:p></table:table-cell><table:table-cell table:style-name="Table9.A1" office:value-type="string"><text:p text:style-name="P135">1_val</text:p></table:table-cell><table:table-cell table:style-name="Table9.D1" office:value-type="string"><text:p text:style-name="P135">2_test</text:p></table:table-cell></table:table-row><table:table-row><table:table-cell table:style-name="Table9.A2" office:value-type="string"><text:p text:style-name="P135">train</text:p></table:table-cell><table:table-cell table:style-name="Table9.A2" office:value-type="string"><text:p text:style-name="P160">691</text:p></table:table-cell><table:table-cell table:style-name="Table9.A2" office:value-type="string"><text:p text:style-name="P160">82</text:p></table:table-cell><table:table-cell table:style-name="Table9.D2" office:value-type="string"><text:p text:style-name="P160">213</text:p></table:table-cell></table:table-row><table:table-row><table:table-cell table:style-name="Table9.A2" office:value-type="string"><text:p text:style-name="P135">val</text:p></table:table-cell><table:table-cell table:style-name="Table9.A2" office:value-type="string"><text:p text:style-name="P161">227</text:p></table:table-cell><table:table-cell table:style-name="Table9.A2" office:value-type="string"><text:p text:style-name="P161">27</text:p></table:table-cell><table:table-cell table:style-name="Table9.D2" office:value-type="string"><text:p text:style-name="P161">69</text:p></table:table-cell></table:table-row><table:table-row><table:table-cell table:style-name="Table9.A2" office:value-type="string"><text:p text:style-name="P135">test</text:p></table:table-cell><table:table-cell table:style-name="Table9.A2" office:value-type="string"><text:p text:style-name="P161">227</text:p></table:table-cell><table:table-cell table:style-name="Table9.A2" office:value-type="string"><text:p text:style-name="P161">27</text:p></table:table-cell><table:table-cell table:style-name="Table9.D2" office:value-type="string"><text:p text:style-name="P161">69</text:p></table:table-cell></table:table-row></table:table><text:p text:style-name="P194">60</text:p></draw:text-box></draw:frame>Random set<text:span text:style-name="T15">9</text:span></text:p>
      <text:p text:style-name="P119">Train classes</text:p>
      <text:p text:style-name="P98">1 <text:s text:c="4"/>3 <text:s text:c="4"/>5 <text:s text:c="4"/>7 <text:s text:c="4"/>8 <text:s text:c="4"/>9 <text:s text:c="3"/>10</text:p>
      <text:p text:style-name="P119">Val classes</text:p>
      <text:p text:style-name="P102">4</text:p>
      <text:p text:style-name="P119">Test classes</text:p>
      <text:p text:style-name="P102"><text:s/>2 <text:s text:c="4"/>6</text:p>
      <text:p text:style-name="P123">TestVal</text:p>
      <text:p text:style-name="P73"><text:soft-page-break/>2 <text:s text:c="4"/>4 <text:s text:c="4"/>6</text:p>
      <text:p text:style-name="P72"/>
      <text:p text:style-name="P72"/>
      <text:p text:style-name="P115"><draw:frame draw:style-name="fr2" draw:name="Frame10" text:anchor-type="paragraph" svg:x="8.119cm" svg:y="-0.25cm" svg:width="5.95cm" style:rel-width="35%" svg:height="3.083cm" style:rel-height="12%" draw:z-index="9"><draw:text-box><table:table table:name="Table10" table:style-name="Table10"><table:table-column table:style-name="Table10.A" table:number-columns-repeated="4"/><table:table-row><table:table-cell table:style-name="Table10.A1" office:value-type="string"><text:p text:style-name="Table_20_Contents"/></table:table-cell><table:table-cell table:style-name="Table10.A1" office:value-type="string"><text:p text:style-name="P135">7_train</text:p></table:table-cell><table:table-cell table:style-name="Table10.A1" office:value-type="string"><text:p text:style-name="P135">1_val</text:p></table:table-cell><table:table-cell table:style-name="Table10.D1" office:value-type="string"><text:p text:style-name="P135">2_test</text:p></table:table-cell></table:table-row><table:table-row><table:table-cell table:style-name="Table10.A2" office:value-type="string"><text:p text:style-name="P135">train</text:p></table:table-cell><table:table-cell table:style-name="Table10.A2" office:value-type="string"><text:p text:style-name="P162">633</text:p></table:table-cell><table:table-cell table:style-name="Table10.A2" office:value-type="string"><text:p text:style-name="P162">141</text:p></table:table-cell><table:table-cell table:style-name="Table10.D2" office:value-type="string"><text:p text:style-name="P162">212</text:p></table:table-cell></table:table-row><table:table-row><table:table-cell table:style-name="Table10.A2" office:value-type="string"><text:p text:style-name="P135">val</text:p></table:table-cell><table:table-cell table:style-name="Table10.A2" office:value-type="string"><text:p text:style-name="P162">207</text:p></table:table-cell><table:table-cell table:style-name="Table10.A2" office:value-type="string"><text:p text:style-name="P162">46</text:p></table:table-cell><table:table-cell table:style-name="Table10.D2" office:value-type="string"><text:p text:style-name="P162">70</text:p></table:table-cell></table:table-row><table:table-row><table:table-cell table:style-name="Table10.A2" office:value-type="string"><text:p text:style-name="P135">test</text:p></table:table-cell><table:table-cell table:style-name="Table10.A2" office:value-type="string"><text:p text:style-name="P163">207</text:p></table:table-cell><table:table-cell table:style-name="Table10.A2" office:value-type="string"><text:p text:style-name="P163">46</text:p></table:table-cell><table:table-cell table:style-name="Table10.D2" office:value-type="string"><text:p text:style-name="P163">70</text:p></table:table-cell></table:table-row></table:table><text:p text:style-name="P194">60</text:p></draw:text-box></draw:frame>Random set<text:span text:style-name="T15">10</text:span></text:p>
      <text:p text:style-name="P119">Train classes</text:p>
      <text:p text:style-name="P99">1 <text:s text:c="4"/>2 <text:s text:c="4"/>4 <text:s text:c="4"/>6 <text:s text:c="4"/>8 <text:s text:c="4"/>9 <text:s text:c="3"/>10</text:p>
      <text:p text:style-name="P119">Val classes</text:p>
      <text:p text:style-name="P104">3</text:p>
      <text:p text:style-name="P119">Test classes</text:p>
      <text:p text:style-name="P103">5 <text:s text:c="4"/>7</text:p>
      <text:p text:style-name="P123">TestVal</text:p>
      <text:p text:style-name="P74"><text:s/>3 <text:s text:c="4"/>5 <text:s text:c="4"/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5:13:14.742338327</meta:creation-date>
    <dc:date>2015-07-07T12:39:18.371195891</dc:date>
    <meta:editing-duration>P41DT13H46M14S</meta:editing-duration>
    <meta:editing-cycles>192</meta:editing-cycles>
    <meta:generator>LibreOffice/4.2.7.2$Linux_X86_64 LibreOffice_project/420m0$Build-2</meta:generator>
    <meta:document-statistic meta:table-count="20" meta:image-count="0" meta:object-count="0" meta:page-count="6" meta:paragraph-count="642" meta:word-count="1454" meta:character-count="8623" meta:non-whitespace-character-count="5323"/>
  </office:meta>
</office:document-meta>
</file>